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system" style:font-pitch="variable"/>
    <style:font-face style:name="New courier" svg:font-family="'New courier'"/>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serif" svg:font-family="serif"/>
  </office:font-face-decls>
  <office:automatic-styles>
    <style:style style:name="Table1" style:family="table">
      <style:table-properties style:width="7.0868in" fo:margin-left="0in" fo:margin-top="0in" fo:margin-bottom="0in" table:align="left" style:writing-mode="lr-tb"/>
    </style:style>
    <style:style style:name="Table1.A" style:family="table-column">
      <style:table-column-properties style:column-width="3.5431in"/>
    </style:style>
    <style:style style:name="Table1.B" style:family="table-column">
      <style:table-column-properties style:column-width="3.5438in"/>
    </style:style>
    <style:style style:name="Table1.1" style:family="table-row">
      <style:table-row-properties fo:keep-together="auto"/>
    </style:style>
    <style:style style:name="Table1.A1" style:family="table-cell">
      <style:table-cell-properties fo:padding="0in" fo:border="none" style:writing-mode="lr-tb"/>
    </style:style>
    <style:style style:name="P1" style:family="paragraph" style:parent-style-name="Table_20_Contents">
      <style:paragraph-properties fo:line-height="150%" fo:text-align="justify" style:justify-single-word="false" fo:orphans="0" fo:widows="0" style:writing-mode="lr-tb"/>
      <style:text-properties style:font-name="Times New Roman1" fo:font-size="14pt" fo:language="ro" fo:country="RO" style:font-size-asian="14pt" style:font-size-complex="14pt"/>
    </style:style>
    <style:style style:name="P2" style:family="paragraph" style:parent-style-name="Standard">
      <style:paragraph-properties fo:line-height="150%" fo:text-align="justify"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3"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4"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fo:language="ro" fo:country="RO" style:font-size-asian="14pt" style:font-size-complex="14pt"/>
    </style:style>
    <style:style style:name="P5" style:family="paragraph" style:parent-style-name="Standard">
      <style:paragraph-properties fo:line-height="150%" fo:text-align="end" style:justify-single-word="false" fo:orphans="0" fo:widows="0" style:writing-mode="lr-tb">
        <style:tab-stops>
          <style:tab-stop style:position="4in"/>
        </style:tab-stops>
      </style:paragraph-properties>
      <style:text-properties style:font-name="Times New Roman1" fo:font-size="14pt" fo:language="ro" fo:country="RO" style:font-size-asian="14pt" style:font-size-complex="14pt"/>
    </style:style>
    <style:style style:name="P6"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fo:language="ro" fo:country="RO"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writing-mode="lr-tb">
        <style:tab-stops>
          <style:tab-stop style:position="4in"/>
        </style:tab-stops>
      </style:paragraph-properties>
      <style:text-properties style:font-name="Times New Roman1" fo:font-size="14pt" officeooo:paragraph-rsid="0073e713" style:font-size-asian="14pt" style:font-size-complex="14pt"/>
    </style:style>
    <style:style style:name="P8" style:family="paragraph" style:parent-style-name="Standard">
      <style:paragraph-properties fo:line-height="150%" fo:text-align="end" style:justify-single-word="false" fo:orphans="0" fo:widows="0" style:writing-mode="lr-tb">
        <style:tab-stops>
          <style:tab-stop style:position="4in"/>
        </style:tab-stops>
      </style:paragraph-properties>
      <style:text-properties fo:font-variant="normal" fo:text-transform="none" style:use-window-font-color="true" loext:opacity="0%" style:font-name="Times New Roman1" fo:font-size="14pt" fo:letter-spacing="normal" fo:language="ro" fo:country="RO" fo:font-style="normal" fo:font-weight="normal" officeooo:rsid="0073e713" officeooo:paragraph-rsid="0073e713" style:letter-kerning="true" fo:background-color="transparent" style:font-name-asian="Tahoma" style:font-size-asian="14pt" style:language-asian="zh" style:country-asian="CN" style:font-name-complex="Noto Sans1" style:font-size-complex="14pt" style:language-complex="hi" style:country-complex="IN"/>
    </style:style>
    <style:style style:name="P9" style:family="paragraph" style:parent-style-name="Standard">
      <style:paragraph-properties fo:line-height="150%" fo:text-align="justify" style:justify-single-word="false" style:writing-mode="lr-tb">
        <style:tab-stops>
          <style:tab-stop style:position="4in"/>
        </style:tab-stops>
      </style:paragraph-properties>
      <style:text-properties fo:font-variant="normal" fo:text-transform="none" fo:color="#202124" loext:opacity="100%" style:font-name="Times new roman" fo:font-size="12pt" fo:letter-spacing="normal" fo:language="ro" fo:country="RO" fo:font-style="normal" fo:font-weight="bold" officeooo:rsid="0073e713" officeooo:paragraph-rsid="0073e713" style:font-size-asian="12pt" style:font-style-asian="normal" style:font-weight-asian="bold" style:font-size-complex="12pt" style:font-weight-complex="bold"/>
    </style:style>
    <style:style style:name="P10" style:family="paragraph" style:parent-style-name="paragraph">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punctuation-wrap="hanging" style:writing-mode="lr-tb">
        <style:tab-stops>
          <style:tab-stop style:position="0.25in"/>
        </style:tab-stops>
      </style:paragraph-properties>
      <style:text-properties officeooo:rsid="0082e6c3" officeooo:paragraph-rsid="0082e6c3"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line-height="150%" fo:text-align="start" style:justify-single-word="false" style:writing-mode="lr-tb">
        <style:tab-stops>
          <style:tab-stop style:position="4in"/>
        </style:tab-stops>
      </style:paragraph-properties>
      <style:text-properties officeooo:paragraph-rsid="0082e6c3"/>
    </style:style>
    <style:style style:name="P12" style:family="paragraph" style:parent-style-name="Standard">
      <style:paragraph-properties fo:line-height="150%" fo:text-align="center" style:justify-single-word="false" style:writing-mode="lr-tb">
        <style:tab-stops>
          <style:tab-stop style:position="4in"/>
        </style:tab-stops>
      </style:paragraph-properties>
      <style:text-properties officeooo:paragraph-rsid="0067786b"/>
    </style:style>
    <style:style style:name="P13" style:family="paragraph" style:parent-style-name="Standard">
      <style:paragraph-properties fo:line-height="150%" fo:text-align="justify" style:justify-single-word="false" style:writing-mode="lr-tb">
        <style:tab-stops>
          <style:tab-stop style:position="4in"/>
        </style:tab-stops>
      </style:paragraph-properties>
      <style:text-properties officeooo:paragraph-rsid="0094d72d"/>
    </style:style>
    <style:style style:name="P14" style:family="paragraph" style:parent-style-name="Standard">
      <style:paragraph-properties fo:line-height="150%" fo:text-align="justify" style:justify-single-word="false" style:writing-mode="lr-tb">
        <style:tab-stops>
          <style:tab-stop style:position="4in"/>
        </style:tab-stops>
      </style:paragraph-properties>
      <style:text-properties officeooo:rsid="0094d72d" officeooo:paragraph-rsid="0082e6c3"/>
    </style:style>
    <style:style style:name="P15" style:family="paragraph" style:parent-style-name="Standard">
      <style:paragraph-properties fo:line-height="150%" fo:text-align="justify" style:justify-single-word="false" style:writing-mode="lr-tb">
        <style:tab-stops>
          <style:tab-stop style:position="4in"/>
        </style:tab-stops>
      </style:paragraph-properties>
      <style:text-properties officeooo:rsid="009b6c57" officeooo:paragraph-rsid="009b6c57"/>
    </style:style>
    <style:style style:name="P16" style:family="paragraph" style:parent-style-name="Standard">
      <style:paragraph-properties fo:line-height="150%" fo:text-align="justify" style:justify-single-word="false" style:writing-mode="lr-tb">
        <style:tab-stops>
          <style:tab-stop style:position="4in"/>
        </style:tab-stops>
      </style:paragraph-properties>
      <style:text-properties fo:color="#000000" loext:opacity="100%" style:font-name="Courier New" fo:font-size="9pt" fo:font-weight="normal" officeooo:rsid="009b6c57" officeooo:paragraph-rsid="009b6c57" fo:background-color="#ffffff" style:font-size-asian="9pt" style:font-size-complex="9pt"/>
    </style:style>
    <style:style style:name="P17" style:family="paragraph" style:parent-style-name="Standard">
      <style:paragraph-properties style:line-height-at-least="0.1583in"/>
      <style:text-properties fo:color="#000000" loext:opacity="100%" style:font-name="Courier New" fo:font-size="9pt" fo:font-weight="normal" fo:background-color="#ffffff" style:font-size-asian="9pt" style:font-size-complex="9pt"/>
    </style:style>
    <style:style style:name="P18" style:family="paragraph" style:parent-style-name="Standard">
      <style:paragraph-properties fo:line-height="150%" fo:text-align="justify" style:justify-single-word="false" style:writing-mode="lr-tb">
        <style:tab-stops>
          <style:tab-stop style:position="4in"/>
        </style:tab-stops>
      </style:paragraph-properties>
      <style:text-properties fo:color="#000000" loext:opacity="100%" style:font-name="Courier New" fo:font-size="9pt" fo:font-weight="normal" officeooo:paragraph-rsid="009c40d8" fo:background-color="#ffffff" style:font-size-asian="9pt" style:font-size-complex="9pt"/>
    </style:style>
    <style:style style:name="P19" style:family="paragraph" style:parent-style-name="Standard">
      <style:paragraph-properties style:line-height-at-least="0.1583in"/>
      <style:text-properties fo:color="#000000" loext:opacity="100%" style:font-name="Courier New" fo:font-size="9pt" fo:background-color="#ffffff" style:font-size-asian="9pt" style:font-size-complex="9pt"/>
    </style:style>
    <style:style style:name="P20" style:family="paragraph" style:parent-style-name="Standard">
      <style:paragraph-properties style:line-height-at-least="0.1583in"/>
      <style:text-properties style:font-name="Courier New" fo:font-size="9pt" style:font-size-asian="9pt" style:font-size-complex="9pt"/>
    </style:style>
    <style:style style:name="P21" style:family="paragraph" style:parent-style-name="Standard">
      <style:paragraph-properties fo:line-height="150%" fo:text-align="justify" style:justify-single-word="false" style:writing-mode="lr-tb">
        <style:tab-stops>
          <style:tab-stop style:position="4in"/>
        </style:tab-stops>
      </style:paragraph-properties>
      <style:text-properties style:font-name="Courier New" fo:font-size="9pt" officeooo:rsid="009b6c57" officeooo:paragraph-rsid="009b6c57" style:font-size-asian="9pt" style:font-size-complex="9pt"/>
    </style:style>
    <style:style style:name="P22" style:family="paragraph" style:parent-style-name="Text_20_body">
      <style:paragraph-properties fo:line-height="150%" fo:text-align="justify" style:justify-single-word="false" style:writing-mode="lr-tb">
        <style:tab-stops>
          <style:tab-stop style:position="4in"/>
        </style:tab-stops>
      </style:paragraph-properties>
      <style:text-properties officeooo:rsid="009b6c57" officeooo:paragraph-rsid="009b6c57"/>
    </style:style>
    <style:style style:name="P23" style:family="paragraph" style:parent-style-name="Text_20_body">
      <style:paragraph-properties fo:line-height="150%"/>
      <style:text-properties officeooo:rsid="009b6c57" officeooo:paragraph-rsid="009b6c57"/>
    </style:style>
    <style:style style:name="P24" style:family="paragraph" style:parent-style-name="Text_20_body">
      <style:paragraph-properties fo:line-height="150%" fo:text-align="justify" style:justify-single-word="false" style:writing-mode="lr-tb">
        <style:tab-stops>
          <style:tab-stop style:position="4in"/>
        </style:tab-stops>
      </style:paragraph-properties>
      <style:text-properties officeooo:paragraph-rsid="009c40d8"/>
    </style:style>
    <style:style style:name="P25" style:family="paragraph" style:parent-style-name="Text_20_body">
      <style:paragraph-properties fo:line-height="150%"/>
    </style:style>
    <style:style style:name="P26" style:family="paragraph" style:parent-style-name="Text_20_body">
      <style:paragraph-properties fo:line-height="150%" fo:text-align="justify" style:justify-single-word="false" style:writing-mode="lr-tb">
        <style:tab-stops>
          <style:tab-stop style:position="4in"/>
        </style:tab-stops>
      </style:paragraph-properties>
      <style:text-properties style:font-name="Courier New" fo:font-size="9pt" officeooo:rsid="009b6c57" officeooo:paragraph-rsid="009b6c57" style:font-size-asian="9pt" style:font-size-complex="9pt"/>
    </style:style>
    <style:style style:name="P27" style:family="paragraph" style:parent-style-name="Text_20_body">
      <style:paragraph-properties fo:line-height="150%"/>
      <style:text-properties style:font-name="Courier New" fo:font-size="9pt" style:font-size-asian="9pt" style:font-size-complex="9pt"/>
    </style:style>
    <style:style style:name="P28" style:family="paragraph" style:parent-style-name="paragraph">
      <style:paragraph-properties fo:break-before="page"/>
      <style:text-properties fo:font-weight="bold" officeooo:paragraph-rsid="009668ae" style:font-weight-asian="bold" style:font-weight-complex="bold"/>
    </style:style>
    <style:style style:name="P29" style:family="paragraph" style:parent-style-name="paragraph">
      <style:paragraph-properties fo:break-before="page"/>
      <style:text-properties style:font-name="Times New Roman1" fo:font-size="12pt" style:font-size-asian="12pt" style:font-size-complex="12pt"/>
    </style:style>
    <style:style style:name="P30" style:family="paragraph" style:parent-style-name="paragraph">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punctuation-wrap="hanging" style:writing-mode="lr-tb">
        <style:tab-stops>
          <style:tab-stop style:position="0.25in"/>
        </style:tab-stops>
      </style:paragraph-properties>
      <style:text-properties officeooo:rsid="0082e6c3" officeooo:paragraph-rsid="009dd101" fo:hyphenate="false" fo:hyphenation-remain-char-count="2" fo:hyphenation-push-char-count="2" loext:hyphenation-no-caps="false" loext:hyphenation-no-last-word="false" loext:hyphenation-word-char-count="no-limit" loext:hyphenation-zone="no-limit"/>
    </style:style>
    <style:style style:name="P31" style:family="paragraph" style:parent-style-name="paragraph">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punctuation-wrap="hanging" style:writing-mode="lr-tb">
        <style:tab-stops>
          <style:tab-stop style:position="0.25in"/>
        </style:tab-stops>
      </style:paragraph-properties>
      <style:text-properties officeooo:rsid="0082e6c3" officeooo:paragraph-rsid="0082e6c3" fo:hyphenate="false" fo:hyphenation-remain-char-count="2" fo:hyphenation-push-char-count="2" loext:hyphenation-no-caps="false" loext:hyphenation-no-last-word="false" loext:hyphenation-word-char-count="no-limit" loext:hyphenation-zone="no-limit"/>
    </style:style>
    <style:style style:name="T1" style:family="text">
      <style:text-properties officeooo:rsid="002dc710"/>
    </style:style>
    <style:style style:name="T2" style:family="text">
      <style:text-properties fo:font-variant="normal" fo:text-transform="none" fo:color="#202124" loext:opacity="100%" fo:letter-spacing="normal" fo:language="ro" fo:country="RO" fo:font-style="normal" fo:font-weight="normal" officeooo:rsid="0094d72d" style:font-style-asian="normal" style:font-weight-asian="normal" style:font-weight-complex="normal"/>
    </style:style>
    <style:style style:name="T3" style:family="text">
      <style:text-properties fo:font-variant="normal" fo:text-transform="none" fo:color="#202124" loext:opacity="100%" fo:letter-spacing="normal" fo:language="ro" fo:country="RO" fo:font-style="normal" fo:font-weight="bold" officeooo:rsid="00500d46" style:font-style-asian="normal" style:font-weight-asian="bold" style:font-weight-complex="bold"/>
    </style:style>
    <style:style style:name="T4" style:family="text">
      <style:text-properties fo:font-variant="normal" fo:text-transform="none" fo:color="#202124" loext:opacity="100%" fo:letter-spacing="normal" fo:language="ro" fo:country="RO" fo:font-style="normal" fo:font-weight="bold" officeooo:rsid="0073e713" style:font-style-asian="normal" style:font-weight-asian="bold" style:font-weight-complex="bold"/>
    </style:style>
    <style:style style:name="T5" style:family="text">
      <style:text-properties fo:font-variant="normal" fo:text-transform="none" fo:color="#202124" loext:opacity="100%" style:font-name="Times new roman" fo:font-size="12pt" fo:letter-spacing="normal" fo:language="ro" fo:country="RO" fo:font-style="normal" fo:font-weight="bold" officeooo:rsid="0082e6c3" style:font-size-asian="12pt" style:font-style-asian="normal" style:font-weight-asian="bold" style:font-size-complex="12pt" style:font-weight-complex="bold"/>
    </style:style>
    <style:style style:name="T6" style:family="text">
      <style:text-properties fo:font-variant="normal" fo:text-transform="none" fo:color="#202124" loext:opacity="100%" style:font-name="Times new roman" fo:font-size="12pt" fo:letter-spacing="normal" fo:language="ro" fo:country="RO" fo:font-style="normal" fo:font-weight="bold" officeooo:rsid="0073e713" style:font-size-asian="12pt" style:font-style-asian="normal" style:font-weight-asian="bold" style:font-size-complex="12pt" style:font-weight-complex="bold"/>
    </style:style>
    <style:style style:name="T7" style:family="text">
      <style:text-properties fo:font-variant="normal" fo:text-transform="none" fo:color="#202124" loext:opacity="100%" style:font-name="Times new roman" fo:font-size="12pt" fo:letter-spacing="normal" fo:language="ro" fo:country="RO" fo:font-style="normal" fo:font-weight="bold" officeooo:rsid="009aea25" style:font-size-asian="12pt" style:font-style-asian="normal" style:font-weight-asian="bold" style:font-size-complex="12pt" style:font-weight-complex="bold"/>
    </style:style>
    <style:style style:name="T8" style:family="text">
      <style:text-properties fo:font-variant="normal" fo:text-transform="none" fo:color="#202124" loext:opacity="100%" style:font-name="Times New Roman1" fo:font-size="12pt" fo:letter-spacing="normal" fo:language="ro" fo:country="RO" fo:font-style="normal" fo:font-weight="normal" officeooo:rsid="0073e713" style:font-size-asian="12pt" style:font-style-asian="normal" style:font-weight-asian="normal" style:font-size-complex="12pt" style:font-weight-complex="normal"/>
    </style:style>
    <style:style style:name="T9" style:family="text">
      <style:text-properties fo:font-variant="normal" fo:text-transform="none" fo:color="#202124" loext:opacity="100%" style:font-name="serif" fo:font-size="12pt" fo:letter-spacing="normal" fo:language="ro" fo:country="RO" fo:font-style="normal" fo:font-weight="normal" officeooo:rsid="0073e713" style:font-size-asian="12pt" style:font-style-asian="normal" style:font-weight-asian="normal" style:font-size-complex="12pt" style:font-weight-complex="normal"/>
    </style:style>
    <style:style style:name="T10" style:family="text">
      <style:text-properties fo:font-variant="normal" fo:text-transform="none" style:use-window-font-color="true" loext:opacity="0%" fo:letter-spacing="normal" fo:language="ro" fo:country="RO" fo:font-style="normal" fo:font-weight="normal" style:font-style-asian="normal" style:font-name-complex="Times New Roman2" style:font-style-complex="normal"/>
    </style:style>
    <style:style style:name="T11" style:family="text">
      <style:text-properties fo:font-variant="normal" fo:text-transform="none" style:font-name="serif" fo:font-size="13.8000001907349pt" fo:letter-spacing="normal" fo:language="ro" fo:country="RO" fo:font-style="normal" fo:font-weight="normal" officeooo:rsid="0094d72d" style:font-size-asian="14pt" style:font-size-complex="14pt"/>
    </style:style>
    <style:style style:name="T12" style:family="text">
      <style:text-properties fo:font-size="14pt" fo:language="ro" fo:country="RO" officeooo:rsid="0094d72d" style:font-size-asian="14pt" style:font-size-complex="14pt"/>
    </style:style>
    <style:style style:name="T13" style:family="text">
      <style:text-properties style:use-window-font-color="true" loext:opacity="0%" fo:language="ro" fo:country="RO" fo:font-style="normal" style:font-style-asian="normal" style:font-style-complex="normal"/>
    </style:style>
    <style:style style:name="T14" style:family="text">
      <style:text-properties officeooo:rsid="004fc247"/>
    </style:style>
    <style:style style:name="T15" style:family="text">
      <style:text-properties fo:language="ro" fo:country="RO"/>
    </style:style>
    <style:style style:name="T16" style:family="text">
      <style:text-properties fo:language="ro" fo:country="RO" officeooo:rsid="001e0b77"/>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09dd101" style:font-weight-asian="normal" style:font-weight-complex="normal"/>
    </style:style>
    <style:style style:name="T20" style:family="text">
      <style:text-properties fo:color="#0000ff" loext:opacity="100%"/>
    </style:style>
    <style:style style:name="T21" style:family="text">
      <style:text-properties fo:color="#0000ff" loext:opacity="100%" fo:font-weight="normal"/>
    </style:style>
    <style:style style:name="T22" style:family="text">
      <style:text-properties fo:color="#a31515" loext:opacity="100%" fo:font-weight="normal"/>
    </style:style>
    <style:style style:name="T23" style:family="text">
      <style:text-properties fo:color="#098658" loext:opacity="100%" fo:font-weight="normal"/>
    </style:style>
    <style:style style:name="T24" style:family="text">
      <style:text-properties fo:color="#008000" loext:opacity="100%" fo:font-weight="normal"/>
    </style:style>
    <style:style style:name="T25" style:family="text">
      <style:text-properties officeooo:rsid="009aea25"/>
    </style:style>
    <style:style style:name="T26" style:family="text">
      <style:text-properties style:font-name="Times New Roman1" fo:font-size="14pt" fo:language="ro" fo:country="RO" style:font-size-asian="14pt" style:font-size-complex="14pt"/>
    </style:style>
    <style:style style:name="T27" style:family="text">
      <style:text-properties officeooo:rsid="009b6c57"/>
    </style:style>
    <style:style style:name="T28" style:family="text">
      <style:text-properties officeooo:rsid="009dd101"/>
    </style:style>
    <style:style style:name="T29" style:family="text">
      <style:text-properties officeooo:rsid="009f587c"/>
    </style:style>
    <style:style style:name="T30" style:family="text">
      <style:text-properties officeooo:rsid="00a07316"/>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el"/>
        <text:sequence-decl text:display-outline-level="0" text:name="Figura"/>
      </text:sequence-decls>
      <text:p text:style-name="P4">Ministerul Educației, Culturii și Cercetării al Republicii Moldova</text:p>
      <text:p text:style-name="P4">Universitatea Tehnica a Moldovei</text:p>
      <text:p text:style-name="P4">Facultatea Calculatoare, Informatică și Microelectronică</text:p>
      <text:p text:style-name="P4">Departamentul Ingineria Software și Automatică</text:p>
      <text:p text:style-name="P4"/>
      <text:p text:style-name="P4"/>
      <text:p text:style-name="P4"/>
      <text:p text:style-name="P4"/>
      <text:p text:style-name="P4"/>
      <text:p text:style-name="P6">Raport</text:p>
      <text:p text:style-name="P4"/>
      <text:p text:style-name="P4">Lucrarea de laborator Nr. <text:span text:style-name="T25">4</text:span></text:p>
      <text:p text:style-name="P7"><text:span text:style-name="T16">l</text:span><text:span text:style-name="T15">a</text:span><text:span text:style-name="T13"> </text:span><text:span text:style-name="T10">Tehnici și mecanisme de proiectare software</text:span></text:p>
      <text:p text:style-name="P12"><text:span text:style-name="T26">Tema: </text:span><text:span text:style-name="T11">Principiile SOLID</text:span><text:span text:style-name="T12"> </text:span></text:p>
      <text:p text:style-name="P3"/>
      <text:p text:style-name="P3"/>
      <text:p text:style-name="P3"/>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2">A efectuat</text:p>
          </table:table-cell>
          <table:table-cell table:style-name="Table1.A1" office:value-type="string">
            <text:p text:style-name="P5">St. gr. TI-206</text:p>
            <text:p text:style-name="P5">Pleșu Cătălin</text:p>
          </table:table-cell>
        </table:table-row>
        <table:table-row table:style-name="Table1.1">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2">A verificat</text:p>
          </table:table-cell>
          <table:table-cell table:style-name="Table1.A1" office:value-type="string">
            <text:p text:style-name="P5"><text:span text:style-name="T1">asist</text:span>. univ.</text:p>
            <text:p text:style-name="P8">Buldumac Oleg</text:p>
          </table:table-cell>
        </table:table-row>
      </table:table>
      <text:p text:style-name="P3"/>
      <text:p text:style-name="P3"/>
      <text:p text:style-name="P3"/>
      <text:p text:style-name="P3"/>
      <text:p text:style-name="P4">Chișinău 202<text:span text:style-name="T14">3</text:span></text:p>
      <text:p text:style-name="P29"><text:span text:style-name="T3">T</text:span><text:span text:style-name="T4">ema: </text:span><text:span text:style-name="T2">Principiile SOLID </text:span></text:p>
      <text:p text:style-name="P13"><text:span text:style-name="T6">Sarcina: </text:span><text:span text:style-name="T9">Să se implementeze la nivel de cod principiile SOLID.</text:span><text:span text:style-name="T8"> </text:span></text:p>
      <text:p text:style-name="P9">Mersul lucrării:</text:p>
      <text:p text:style-name="P11"><text:span text:style-name="T5">Repozitoria Github: </text:span><text:a xlink:type="simple" xlink:href="https://github.com/CatalinPlesu/TMPS/tree/master/lab_4" text:style-name="Internet_20_link" text:visited-style-name="Visited_20_Internet_20_Link"><text:span text:style-name="T7">https://github.com/CatalinPlesu/TMPS/tree/master/lab_4</text:span></text:a></text:p>
      <text:p text:style-name="P14"/>
      <text:p text:style-name="P15">1. Single Responability</text:p>
      <text:p text:style-name="P22">Principiul responsabilității unice (SRP): un obiect ar trebui să aibă o singură responsabilitate. Acest principiu promovează coeziunea și cuplarea redusă între obiecte, astfel încât modificările ulterioare ale codului să fie mai ușor de gestionat și de întreținut.</text:p>
      <text:p text:style-name="P16"><text:span text:style-name="T20">using</text:span> System;</text:p>
      <text:p text:style-name="P17"><text:span text:style-name="T20">using</text:span> System.Collections.Generic;</text:p>
      <text:p text:style-name="P17"><text:span text:style-name="T20">using</text:span> System.IO;</text:p>
      <text:p text:style-name="P20"/>
      <text:p text:style-name="P17"><text:span text:style-name="T20">public</text:span> <text:span text:style-name="T20">interface</text:span> ICsvReader</text:p>
      <text:p text:style-name="P17">{</text:p>
      <text:p text:style-name="P19">    <text:span text:style-name="T17">List&lt;List&lt;</text:span><text:span text:style-name="T21">string</text:span><text:span text:style-name="T17">&gt;&gt; ReadCsv(</text:span><text:span text:style-name="T21">string</text:span><text:span text:style-name="T17"> filePath);</text:span></text:p>
      <text:p text:style-name="P17">}</text:p>
      <text:p text:style-name="P20"/>
      <text:p text:style-name="P17"><text:span text:style-name="T20">public</text:span> <text:span text:style-name="T20">interface</text:span> ICsvWriter</text:p>
      <text:p text:style-name="P17">{</text:p>
      <text:p text:style-name="P19">    <text:span text:style-name="T21">void</text:span><text:span text:style-name="T17"> WriteCsv(</text:span><text:span text:style-name="T21">string</text:span><text:span text:style-name="T17"> filePath, List&lt;List&lt;</text:span><text:span text:style-name="T21">string</text:span><text:span text:style-name="T17">&gt;&gt; rows);</text:span></text:p>
      <text:p text:style-name="P17">}</text:p>
      <text:p text:style-name="P20"/>
      <text:p text:style-name="P17"><text:span text:style-name="T20">public</text:span> <text:span text:style-name="T20">class</text:span> CsvReader : ICsvReader</text:p>
      <text:p text:style-name="P17">{</text:p>
      <text:p text:style-name="P19">    <text:span text:style-name="T21">public</text:span><text:span text:style-name="T17"> List&lt;List&lt;</text:span><text:span text:style-name="T21">string</text:span><text:span text:style-name="T17">&gt;&gt; ReadCsv(</text:span><text:span text:style-name="T21">string</text:span><text:span text:style-name="T17"> filePath)</text:span></text:p>
      <text:p text:style-name="P19">    <text:span text:style-name="T17">{</text:span></text:p>
      <text:p text:style-name="P19">        <text:span text:style-name="T17">List&lt;List&lt;</text:span><text:span text:style-name="T21">string</text:span><text:span text:style-name="T17">&gt;&gt; rows = </text:span><text:span text:style-name="T21">new</text:span><text:span text:style-name="T17"> List&lt;List&lt;</text:span><text:span text:style-name="T21">string</text:span><text:span text:style-name="T17">&gt;&gt;();</text:span></text:p>
      <text:p text:style-name="P19">        <text:span text:style-name="T21">using</text:span><text:span text:style-name="T17"> (</text:span><text:span text:style-name="T21">var</text:span><text:span text:style-name="T17"> reader = </text:span><text:span text:style-name="T21">new</text:span><text:span text:style-name="T17"> StreamReader(filePath))</text:span></text:p>
      <text:p text:style-name="P19">        <text:span text:style-name="T17">{</text:span></text:p>
      <text:p text:style-name="P19">            <text:span text:style-name="T21">while</text:span><text:span text:style-name="T17"> (!reader.EndOfStream)</text:span></text:p>
      <text:p text:style-name="P19">            <text:span text:style-name="T17">{</text:span></text:p>
      <text:p text:style-name="P19">                <text:span text:style-name="T21">string</text:span><text:span text:style-name="T17"> line = reader.ReadLine();</text:span></text:p>
      <text:p text:style-name="P19">                <text:span text:style-name="T21">string</text:span><text:span text:style-name="T17">[] row = line.Split(</text:span><text:span text:style-name="T22">','</text:span><text:span text:style-name="T17">);</text:span></text:p>
      <text:p text:style-name="P19">                <text:span text:style-name="T17">rows.Add(</text:span><text:span text:style-name="T21">new</text:span><text:span text:style-name="T17"> List&lt;</text:span><text:span text:style-name="T21">string</text:span><text:span text:style-name="T17">&gt;(row));</text:span></text:p>
      <text:p text:style-name="P19">            <text:span text:style-name="T17">}</text:span></text:p>
      <text:p text:style-name="P19">        <text:span text:style-name="T17">}</text:span></text:p>
      <text:p text:style-name="P19">        <text:span text:style-name="T21">return</text:span><text:span text:style-name="T17"> rows;</text:span></text:p>
      <text:p text:style-name="P19">    <text:span text:style-name="T17">}</text:span></text:p>
      <text:p text:style-name="P17">}</text:p>
      <text:p text:style-name="P20"/>
      <text:p text:style-name="P17"><text:span text:style-name="T20">public</text:span> <text:span text:style-name="T20">class</text:span> CsvWriter : ICsvWriter</text:p>
      <text:p text:style-name="P17">{</text:p>
      <text:p text:style-name="P19">    <text:span text:style-name="T21">public</text:span><text:span text:style-name="T17"> </text:span><text:span text:style-name="T21">void</text:span><text:span text:style-name="T17"> WriteCsv(</text:span><text:span text:style-name="T21">string</text:span><text:span text:style-name="T17"> filePath, List&lt;List&lt;</text:span><text:span text:style-name="T21">string</text:span><text:span text:style-name="T17">&gt;&gt; rows)</text:span></text:p>
      <text:p text:style-name="P19">    <text:span text:style-name="T17">{</text:span></text:p>
      <text:p text:style-name="P19">        <text:span text:style-name="T21">using</text:span><text:span text:style-name="T17"> (</text:span><text:span text:style-name="T21">var</text:span><text:span text:style-name="T17"> writer = </text:span><text:span text:style-name="T21">new</text:span><text:span text:style-name="T17"> StreamWriter(filePath))</text:span></text:p>
      <text:p text:style-name="P19">        <text:span text:style-name="T17">{</text:span></text:p>
      <text:p text:style-name="P19">            <text:span text:style-name="T21">foreach</text:span><text:span text:style-name="T17"> (List&lt;</text:span><text:span text:style-name="T21">string</text:span><text:span text:style-name="T17">&gt; row </text:span><text:span text:style-name="T21">in</text:span><text:span text:style-name="T17"> rows)</text:span></text:p>
      <text:p text:style-name="P19">            <text:span text:style-name="T17">{</text:span></text:p>
      <text:p text:style-name="P19">                <text:span text:style-name="T17">writer.WriteLine(</text:span><text:span text:style-name="T21">string</text:span><text:span text:style-name="T17">.Join(</text:span><text:span text:style-name="T22">","</text:span><text:span text:style-name="T17">, row));</text:span></text:p>
      <text:p text:style-name="P19">            <text:span text:style-name="T17">}</text:span></text:p>
      <text:p text:style-name="P19">        <text:span text:style-name="T17">}</text:span></text:p>
      <text:p text:style-name="P19">    <text:span text:style-name="T17">}</text:span></text:p>
      <text:p text:style-name="P17">}</text:p>
      <text:p text:style-name="P20"/>
      <text:p text:style-name="P17"><text:soft-page-break/><text:span text:style-name="T20">class</text:span> Program</text:p>
      <text:p text:style-name="P17">{</text:p>
      <text:p text:style-name="P19">    <text:span text:style-name="T21">static</text:span><text:span text:style-name="T17"> </text:span><text:span text:style-name="T21">void</text:span><text:span text:style-name="T17"> Main(</text:span><text:span text:style-name="T21">string</text:span><text:span text:style-name="T17">[] args)</text:span></text:p>
      <text:p text:style-name="P19">    <text:span text:style-name="T17">{</text:span></text:p>
      <text:p text:style-name="P19">        <text:span text:style-name="T21">string</text:span><text:span text:style-name="T17"> currentDirectory = Directory.GetCurrentDirectory();</text:span></text:p>
      <text:p text:style-name="P19">        <text:span text:style-name="T21">string</text:span><text:span text:style-name="T17"> inputFilePath = Path.Combine(currentDirectory, </text:span><text:span text:style-name="T22">"in.csv"</text:span><text:span text:style-name="T17">);</text:span></text:p>
      <text:p text:style-name="P19">        <text:span text:style-name="T21">string</text:span><text:span text:style-name="T17"> outputFilePath = Path.Combine(currentDirectory, </text:span><text:span text:style-name="T22">"out.csv"</text:span><text:span text:style-name="T17">);</text:span></text:p>
      <text:p text:style-name="P20"/>
      <text:p text:style-name="P19">        <text:span text:style-name="T17">ICsvReader csvReader = </text:span><text:span text:style-name="T21">new</text:span><text:span text:style-name="T17"> CsvReader();</text:span></text:p>
      <text:p text:style-name="P19">        <text:span text:style-name="T17">List&lt;List&lt;</text:span><text:span text:style-name="T21">string</text:span><text:span text:style-name="T17">&gt;&gt; rows = csvReader.ReadCsv(inputFilePath);</text:span></text:p>
      <text:p text:style-name="P20"/>
      <text:p text:style-name="P19">        <text:span text:style-name="T17">ICsvWriter csvWriter = </text:span><text:span text:style-name="T21">new</text:span><text:span text:style-name="T17"> CsvWriter();</text:span></text:p>
      <text:p text:style-name="P19">        <text:span text:style-name="T17">csvWriter.WriteCsv(outputFilePath, rows);</text:span></text:p>
      <text:p text:style-name="P19">    <text:span text:style-name="T17">}</text:span></text:p>
      <text:p text:style-name="P17">}</text:p>
      <text:p text:style-name="P17"/>
      <text:p text:style-name="P26"/>
      <text:p text:style-name="P24"><text:span text:style-name="T27">2. Open Closed</text:span></text:p>
      <text:p text:style-name="P24">Principiul deschis-închis (OCP): modulele de cod ar trebui să fie deschise pentru extensie, dar închise pentru modificare. Acest principiu sprijină extensibilitatea și adaptabilitatea codului, permițând adăugarea de funcționalități fără a afecta codul existent.</text:p>
      <text:p text:style-name="P18"><text:span text:style-name="T20">using</text:span> System;</text:p>
      <text:p text:style-name="P17"><text:span text:style-name="T20">using</text:span> System.Collections.Generic;</text:p>
      <text:p text:style-name="P17"><text:span text:style-name="T20">using</text:span> System.IO;</text:p>
      <text:p text:style-name="P20"/>
      <text:p text:style-name="P17"><text:span text:style-name="T20">namespace</text:span> OpenClosePrinciple</text:p>
      <text:p text:style-name="P17">{</text:p>
      <text:p text:style-name="P19">    <text:span text:style-name="T21">public</text:span><text:span text:style-name="T17"> </text:span><text:span text:style-name="T21">interface</text:span><text:span text:style-name="T17"> IFileReader</text:span></text:p>
      <text:p text:style-name="P19">    <text:span text:style-name="T17">{</text:span></text:p>
      <text:p text:style-name="P19">        <text:span text:style-name="T17">List&lt;</text:span><text:span text:style-name="T21">string</text:span><text:span text:style-name="T17">&gt; Read(</text:span><text:span text:style-name="T21">string</text:span><text:span text:style-name="T17"> filePath);</text:span></text:p>
      <text:p text:style-name="P19">    <text:span text:style-name="T17">}</text:span></text:p>
      <text:p text:style-name="P20"/>
      <text:p text:style-name="P19">    <text:span text:style-name="T21">public</text:span><text:span text:style-name="T17"> </text:span><text:span text:style-name="T21">class</text:span><text:span text:style-name="T17"> TextFileReader : IFileReader</text:span></text:p>
      <text:p text:style-name="P19">    <text:span text:style-name="T17">{</text:span></text:p>
      <text:p text:style-name="P19">        <text:span text:style-name="T21">public</text:span><text:span text:style-name="T17"> </text:span><text:span text:style-name="T21">virtual</text:span><text:span text:style-name="T17"> List&lt;</text:span><text:span text:style-name="T21">string</text:span><text:span text:style-name="T17">&gt; Read(</text:span><text:span text:style-name="T21">string</text:span><text:span text:style-name="T17"> filePath)</text:span></text:p>
      <text:p text:style-name="P19">        <text:span text:style-name="T17">{</text:span></text:p>
      <text:p text:style-name="P19">            <text:span text:style-name="T21">try</text:span></text:p>
      <text:p text:style-name="P19">            <text:span text:style-name="T17">{</text:span></text:p>
      <text:p text:style-name="P19">                <text:span text:style-name="T21">var</text:span><text:span text:style-name="T17"> lines = File.ReadAllLines(filePath);</text:span></text:p>
      <text:p text:style-name="P19">                <text:span text:style-name="T21">return</text:span><text:span text:style-name="T17"> </text:span><text:span text:style-name="T21">new</text:span><text:span text:style-name="T17"> List&lt;</text:span><text:span text:style-name="T21">string</text:span><text:span text:style-name="T17">&gt;(lines);</text:span></text:p>
      <text:p text:style-name="P19">            <text:span text:style-name="T17">}</text:span></text:p>
      <text:p text:style-name="P19">            <text:span text:style-name="T21">catch</text:span><text:span text:style-name="T17"> (Exception ex)</text:span></text:p>
      <text:p text:style-name="P19">            <text:span text:style-name="T17">{</text:span></text:p>
      <text:p text:style-name="P19">                <text:span text:style-name="T17">Console.WriteLine(</text:span><text:span text:style-name="T22">$"Error reading text file: {ex</text:span><text:span text:style-name="T17">.</text:span><text:span text:style-name="T22">Message}"</text:span><text:span text:style-name="T17">);</text:span></text:p>
      <text:p text:style-name="P19">                <text:span text:style-name="T21">return</text:span><text:span text:style-name="T17"> </text:span><text:span text:style-name="T21">null</text:span><text:span text:style-name="T17">;</text:span></text:p>
      <text:p text:style-name="P19">            <text:span text:style-name="T17">}</text:span></text:p>
      <text:p text:style-name="P19">        <text:span text:style-name="T17">}</text:span></text:p>
      <text:p text:style-name="P19">    <text:span text:style-name="T17">}</text:span></text:p>
      <text:p text:style-name="P20"/>
      <text:p text:style-name="P19">    <text:span text:style-name="T21">public</text:span><text:span text:style-name="T17"> </text:span><text:span text:style-name="T21">class</text:span><text:span text:style-name="T17"> CsvFileReader : TextFileReader</text:span></text:p>
      <text:p text:style-name="P19">    <text:span text:style-name="T17">{</text:span></text:p>
      <text:p text:style-name="P19">        <text:span text:style-name="T21">public</text:span><text:span text:style-name="T17"> </text:span><text:span text:style-name="T21">override</text:span><text:span text:style-name="T17"> List&lt;</text:span><text:span text:style-name="T21">string</text:span><text:span text:style-name="T17">&gt; Read(</text:span><text:span text:style-name="T21">string</text:span><text:span text:style-name="T17"> filePath)</text:span></text:p>
      <text:p text:style-name="P19">        <text:span text:style-name="T17">{</text:span></text:p>
      <text:p text:style-name="P19">            <text:span text:style-name="T21">try</text:span></text:p>
      <text:p text:style-name="P19">            <text:span text:style-name="T17">{</text:span></text:p>
      <text:p text:style-name="P19">                <text:span text:style-name="T21">var</text:span><text:span text:style-name="T17"> lines = File.ReadAllLines(filePath);</text:span></text:p>
      <text:p text:style-name="P19">                <text:span text:style-name="T21">var</text:span><text:span text:style-name="T17"> data = </text:span><text:span text:style-name="T21">new</text:span><text:span text:style-name="T17"> List&lt;</text:span><text:span text:style-name="T21">string</text:span><text:span text:style-name="T17">&gt;();</text:span></text:p>
      <text:p text:style-name="P19">                <text:span text:style-name="T21">foreach</text:span><text:span text:style-name="T17"> (</text:span><text:span text:style-name="T21">var</text:span><text:span text:style-name="T17"> line </text:span><text:span text:style-name="T21">in</text:span><text:span text:style-name="T17"> lines)</text:span></text:p>
      <text:p text:style-name="P19"><text:soft-page-break/>                <text:span text:style-name="T17">{</text:span></text:p>
      <text:p text:style-name="P19">                    <text:span text:style-name="T21">var</text:span><text:span text:style-name="T17"> fields = line.Split(</text:span><text:span text:style-name="T22">','</text:span><text:span text:style-name="T17">);</text:span></text:p>
      <text:p text:style-name="P19">                    <text:span text:style-name="T17">data.Add(</text:span><text:span text:style-name="T21">string</text:span><text:span text:style-name="T17">.Join(</text:span><text:span text:style-name="T22">","</text:span><text:span text:style-name="T17">, fields));</text:span></text:p>
      <text:p text:style-name="P19">                <text:span text:style-name="T17">}</text:span></text:p>
      <text:p text:style-name="P19">                <text:span text:style-name="T21">return</text:span><text:span text:style-name="T17"> data;</text:span></text:p>
      <text:p text:style-name="P19">            <text:span text:style-name="T17">}</text:span></text:p>
      <text:p text:style-name="P19">            <text:span text:style-name="T21">catch</text:span><text:span text:style-name="T17"> (Exception ex)</text:span></text:p>
      <text:p text:style-name="P19">            <text:span text:style-name="T17">{</text:span></text:p>
      <text:p text:style-name="P19">                <text:span text:style-name="T17">Console.WriteLine(</text:span><text:span text:style-name="T22">$"Error reading CSV file: {ex</text:span><text:span text:style-name="T17">.</text:span><text:span text:style-name="T22">Message}"</text:span><text:span text:style-name="T17">);</text:span></text:p>
      <text:p text:style-name="P19">                <text:span text:style-name="T21">return</text:span><text:span text:style-name="T17"> </text:span><text:span text:style-name="T21">null</text:span><text:span text:style-name="T17">;</text:span></text:p>
      <text:p text:style-name="P19">            <text:span text:style-name="T17">}</text:span></text:p>
      <text:p text:style-name="P19">        <text:span text:style-name="T17">}</text:span></text:p>
      <text:p text:style-name="P19">    <text:span text:style-name="T17">}</text:span></text:p>
      <text:p text:style-name="P20"/>
      <text:p text:style-name="P19">    <text:span text:style-name="T21">class</text:span><text:span text:style-name="T17"> Program</text:span></text:p>
      <text:p text:style-name="P19">    <text:span text:style-name="T17">{</text:span></text:p>
      <text:p text:style-name="P19">        <text:span text:style-name="T21">static</text:span><text:span text:style-name="T17"> </text:span><text:span text:style-name="T21">void</text:span><text:span text:style-name="T17"> Main(</text:span><text:span text:style-name="T21">string</text:span><text:span text:style-name="T17">[] args)</text:span></text:p>
      <text:p text:style-name="P19">        <text:span text:style-name="T17">{</text:span></text:p>
      <text:p text:style-name="P19">            <text:span text:style-name="T21">var</text:span><text:span text:style-name="T17"> textFileReader = </text:span><text:span text:style-name="T21">new</text:span><text:span text:style-name="T17"> TextFileReader();</text:span></text:p>
      <text:p text:style-name="P19">            <text:span text:style-name="T21">var</text:span><text:span text:style-name="T17"> csvFileReader = </text:span><text:span text:style-name="T21">new</text:span><text:span text:style-name="T17"> CsvFileReader();</text:span></text:p>
      <text:p text:style-name="P20"/>
      <text:p text:style-name="P19">            <text:span text:style-name="T21">string</text:span><text:span text:style-name="T17"> currentDirectory = Directory.GetCurrentDirectory();</text:span></text:p>
      <text:p text:style-name="P19">            <text:span text:style-name="T21">string</text:span><text:span text:style-name="T17"> textFilePath = Path.Combine(currentDirectory, </text:span><text:span text:style-name="T22">"f.txt"</text:span><text:span text:style-name="T17">);</text:span></text:p>
      <text:p text:style-name="P19">            <text:span text:style-name="T21">string</text:span><text:span text:style-name="T17"> csvFilePath = Path.Combine(currentDirectory, </text:span><text:span text:style-name="T22">"f.csv"</text:span><text:span text:style-name="T17">);</text:span></text:p>
      <text:p text:style-name="P20"/>
      <text:p text:style-name="P19">            <text:span text:style-name="T21">var</text:span><text:span text:style-name="T17"> textLines = textFileReader.Read(textFilePath);</text:span></text:p>
      <text:p text:style-name="P19">            <text:span text:style-name="T21">if</text:span><text:span text:style-name="T17"> (textLines != </text:span><text:span text:style-name="T21">null</text:span><text:span text:style-name="T17">)</text:span></text:p>
      <text:p text:style-name="P19">            <text:span text:style-name="T17">{</text:span></text:p>
      <text:p text:style-name="P19">                <text:span text:style-name="T17">Console.WriteLine(</text:span><text:span text:style-name="T22">"Text file contents:"</text:span><text:span text:style-name="T17">);</text:span></text:p>
      <text:p text:style-name="P19">                <text:span text:style-name="T21">foreach</text:span><text:span text:style-name="T17"> (</text:span><text:span text:style-name="T21">var</text:span><text:span text:style-name="T17"> line </text:span><text:span text:style-name="T21">in</text:span><text:span text:style-name="T17"> textLines)</text:span></text:p>
      <text:p text:style-name="P19">                <text:span text:style-name="T17">{</text:span></text:p>
      <text:p text:style-name="P19">                    <text:span text:style-name="T17">Console.WriteLine(line);</text:span></text:p>
      <text:p text:style-name="P19">                <text:span text:style-name="T17">}</text:span></text:p>
      <text:p text:style-name="P19">            <text:span text:style-name="T17">}</text:span></text:p>
      <text:p text:style-name="P20"/>
      <text:p text:style-name="P19">            <text:span text:style-name="T21">var</text:span><text:span text:style-name="T17"> csvData = csvFileReader.Read(csvFilePath);</text:span></text:p>
      <text:p text:style-name="P19">            <text:span text:style-name="T21">if</text:span><text:span text:style-name="T17"> (csvData != </text:span><text:span text:style-name="T21">null</text:span><text:span text:style-name="T17">)</text:span></text:p>
      <text:p text:style-name="P19">            <text:span text:style-name="T17">{</text:span></text:p>
      <text:p text:style-name="P19">                <text:span text:style-name="T17">Console.WriteLine(</text:span><text:span text:style-name="T22">"CSV file contents:"</text:span><text:span text:style-name="T17">);</text:span></text:p>
      <text:p text:style-name="P19">                <text:span text:style-name="T21">foreach</text:span><text:span text:style-name="T17"> (</text:span><text:span text:style-name="T21">var</text:span><text:span text:style-name="T17"> fieldList </text:span><text:span text:style-name="T21">in</text:span><text:span text:style-name="T17"> csvData)</text:span></text:p>
      <text:p text:style-name="P19">                <text:span text:style-name="T17">{</text:span></text:p>
      <text:p text:style-name="P19">                    <text:span text:style-name="T21">foreach</text:span><text:span text:style-name="T17"> (</text:span><text:span text:style-name="T21">var</text:span><text:span text:style-name="T17"> field </text:span><text:span text:style-name="T21">in</text:span><text:span text:style-name="T17"> fieldList)</text:span></text:p>
      <text:p text:style-name="P19">                    <text:span text:style-name="T17">{</text:span></text:p>
      <text:p text:style-name="P19">                        <text:span text:style-name="T17">Console.Write(field);</text:span></text:p>
      <text:p text:style-name="P19">                    <text:span text:style-name="T17">}</text:span></text:p>
      <text:p text:style-name="P19">                    <text:span text:style-name="T17">Console.WriteLine();</text:span></text:p>
      <text:p text:style-name="P19">                <text:span text:style-name="T17">}</text:span></text:p>
      <text:p text:style-name="P19">            <text:span text:style-name="T17">}</text:span></text:p>
      <text:p text:style-name="P19">        <text:span text:style-name="T17">}</text:span></text:p>
      <text:p text:style-name="P19">    <text:span text:style-name="T17">}</text:span></text:p>
      <text:p text:style-name="P17">}</text:p>
      <text:p text:style-name="P17"/>
      <text:p text:style-name="P24"/>
      <text:p text:style-name="P23">3. Liskov Substitution</text:p>
      <text:p text:style-name="P25">Principiul substituirii Liskov (LSP): un obiect derivat trebuie să poată fi folosit în locul obiectului de bază fără a afecta corectitudinea programului. Acest principiu se concentrează pe compatibilitatea între clase și asigură că codul funcționează corect în ceea ce privește comportamentul polimorfic.</text:p>
      <text:p text:style-name="P17"><text:soft-page-break/><text:span text:style-name="T20">using</text:span> System.IO;</text:p>
      <text:p text:style-name="P17"><text:span text:style-name="T20">using</text:span> System.Security.Cryptography;</text:p>
      <text:p text:style-name="P17"><text:span text:style-name="T20">using</text:span> System.Text;</text:p>
      <text:p text:style-name="P20"/>
      <text:p text:style-name="P17"><text:span text:style-name="T20">public</text:span> <text:span text:style-name="T20">interface</text:span> IFileReader</text:p>
      <text:p text:style-name="P17">{</text:p>
      <text:p text:style-name="P19">    <text:span text:style-name="T21">string</text:span><text:span text:style-name="T17"> Read(</text:span><text:span text:style-name="T21">string</text:span><text:span text:style-name="T17"> filePath);</text:span></text:p>
      <text:p text:style-name="P17">}</text:p>
      <text:p text:style-name="P20"/>
      <text:p text:style-name="P17"><text:span text:style-name="T20">public</text:span> <text:span text:style-name="T20">class</text:span> TextFileReader : IFileReader</text:p>
      <text:p text:style-name="P17">{</text:p>
      <text:p text:style-name="P19">    <text:span text:style-name="T21">public</text:span><text:span text:style-name="T17"> </text:span><text:span text:style-name="T21">string</text:span><text:span text:style-name="T17"> Read(</text:span><text:span text:style-name="T21">string</text:span><text:span text:style-name="T17"> filePath)</text:span></text:p>
      <text:p text:style-name="P19">    <text:span text:style-name="T17">{</text:span></text:p>
      <text:p text:style-name="P19">        <text:span text:style-name="T21">return</text:span><text:span text:style-name="T17"> File.ReadAllText(filePath);</text:span></text:p>
      <text:p text:style-name="P19">    <text:span text:style-name="T17">}</text:span></text:p>
      <text:p text:style-name="P17">}</text:p>
      <text:p text:style-name="P17"><text:span text:style-name="T20">public</text:span> <text:span text:style-name="T20">class</text:span> EncryptedTextFileReader : IFileReader</text:p>
      <text:p text:style-name="P17">{</text:p>
      <text:p text:style-name="P19">    <text:span text:style-name="T21">public</text:span><text:span text:style-name="T17"> </text:span><text:span text:style-name="T21">string</text:span><text:span text:style-name="T17"> Read(</text:span><text:span text:style-name="T21">string</text:span><text:span text:style-name="T17"> filePath)</text:span></text:p>
      <text:p text:style-name="P19">    <text:span text:style-name="T17">{</text:span></text:p>
      <text:p text:style-name="P19">        <text:span text:style-name="T21">string</text:span><text:span text:style-name="T17"> encryptedContent = File.ReadAllText(filePath);</text:span></text:p>
      <text:p text:style-name="P19">        <text:span text:style-name="T21">string</text:span><text:span text:style-name="T17"> decryptedContent = Decrypt(encryptedContent, </text:span><text:span text:style-name="T22">"encryption key"</text:span><text:span text:style-name="T17">);</text:span></text:p>
      <text:p text:style-name="P19">        <text:span text:style-name="T21">return</text:span><text:span text:style-name="T17"> decryptedContent;</text:span></text:p>
      <text:p text:style-name="P19">    <text:span text:style-name="T17">}</text:span></text:p>
      <text:p text:style-name="P20"/>
      <text:p text:style-name="P19">    <text:span text:style-name="T21">private</text:span><text:span text:style-name="T17"> </text:span><text:span text:style-name="T21">string</text:span><text:span text:style-name="T17"> Decrypt(</text:span><text:span text:style-name="T21">string</text:span><text:span text:style-name="T17"> encryptedContent, </text:span><text:span text:style-name="T21">string</text:span><text:span text:style-name="T17"> encryptionKey)</text:span></text:p>
      <text:p text:style-name="P19">    <text:span text:style-name="T17">{</text:span></text:p>
      <text:p text:style-name="P19">        <text:span text:style-name="T17">StringBuilder sb = </text:span><text:span text:style-name="T21">new</text:span><text:span text:style-name="T17"> StringBuilder();</text:span></text:p>
      <text:p text:style-name="P19">        <text:span text:style-name="T21">foreach</text:span><text:span text:style-name="T17"> (</text:span><text:span text:style-name="T21">char</text:span><text:span text:style-name="T17"> c </text:span><text:span text:style-name="T21">in</text:span><text:span text:style-name="T17"> encryptedContent)</text:span></text:p>
      <text:p text:style-name="P19">        <text:span text:style-name="T17">{</text:span></text:p>
      <text:p text:style-name="P19">            <text:span text:style-name="T21">if</text:span><text:span text:style-name="T17"> (</text:span><text:span text:style-name="T21">char</text:span><text:span text:style-name="T17">.IsLetter(c))</text:span></text:p>
      <text:p text:style-name="P19">            <text:span text:style-name="T17">{</text:span></text:p>
      <text:p text:style-name="P19">                <text:span text:style-name="T21">char</text:span><text:span text:style-name="T17"> decryptedChar = (</text:span><text:span text:style-name="T21">char</text:span><text:span text:style-name="T17">)(c - </text:span><text:span text:style-name="T23">5</text:span><text:span text:style-name="T17">);</text:span></text:p>
      <text:p text:style-name="P19">                <text:span text:style-name="T21">if</text:span><text:span text:style-name="T17"> (</text:span><text:span text:style-name="T21">char</text:span><text:span text:style-name="T17">.IsLower(c) &amp;&amp; decryptedChar &lt; </text:span><text:span text:style-name="T22">'a'</text:span><text:span text:style-name="T17">)</text:span></text:p>
      <text:p text:style-name="P19">                <text:span text:style-name="T17">{</text:span></text:p>
      <text:p text:style-name="P19">                    <text:span text:style-name="T17">decryptedChar = (</text:span><text:span text:style-name="T21">char</text:span><text:span text:style-name="T17">)(decryptedChar + </text:span><text:span text:style-name="T23">26</text:span><text:span text:style-name="T17">);</text:span></text:p>
      <text:p text:style-name="P19">                <text:span text:style-name="T17">}</text:span></text:p>
      <text:p text:style-name="P19">                <text:span text:style-name="T21">else</text:span><text:span text:style-name="T17"> </text:span><text:span text:style-name="T21">if</text:span><text:span text:style-name="T17"> (</text:span><text:span text:style-name="T21">char</text:span><text:span text:style-name="T17">.IsUpper(c) &amp;&amp; decryptedChar &lt; </text:span><text:span text:style-name="T22">'A'</text:span><text:span text:style-name="T17">)</text:span></text:p>
      <text:p text:style-name="P19">                <text:span text:style-name="T17">{</text:span></text:p>
      <text:p text:style-name="P19">                    <text:span text:style-name="T17">decryptedChar = (</text:span><text:span text:style-name="T21">char</text:span><text:span text:style-name="T17">)(decryptedChar + </text:span><text:span text:style-name="T23">26</text:span><text:span text:style-name="T17">);</text:span></text:p>
      <text:p text:style-name="P19">                <text:span text:style-name="T17">}</text:span></text:p>
      <text:p text:style-name="P19">                <text:span text:style-name="T17">sb.Append(decryptedChar);</text:span></text:p>
      <text:p text:style-name="P19">            <text:span text:style-name="T17">}</text:span></text:p>
      <text:p text:style-name="P19">            <text:span text:style-name="T21">else</text:span></text:p>
      <text:p text:style-name="P19">            <text:span text:style-name="T17">{</text:span></text:p>
      <text:p text:style-name="P19">                <text:span text:style-name="T17">sb.Append(c);</text:span></text:p>
      <text:p text:style-name="P19">            <text:span text:style-name="T17">}</text:span></text:p>
      <text:p text:style-name="P19">        <text:span text:style-name="T17">}</text:span></text:p>
      <text:p text:style-name="P19">        <text:span text:style-name="T21">return</text:span><text:span text:style-name="T17"> sb.ToString();</text:span></text:p>
      <text:p text:style-name="P19">    <text:span text:style-name="T17">}</text:span></text:p>
      <text:p text:style-name="P20"/>
      <text:p text:style-name="P17">}</text:p>
      <text:p text:style-name="P20"/>
      <text:p text:style-name="P17"><text:span text:style-name="T20">public</text:span> <text:span text:style-name="T20">interface</text:span> IFileWriter</text:p>
      <text:p text:style-name="P17">{</text:p>
      <text:p text:style-name="P19">    <text:span text:style-name="T21">void</text:span><text:span text:style-name="T17"> Write(</text:span><text:span text:style-name="T21">string</text:span><text:span text:style-name="T17"> filePath, </text:span><text:span text:style-name="T21">string</text:span><text:span text:style-name="T17"> content);</text:span></text:p>
      <text:p text:style-name="P17">}</text:p>
      <text:p text:style-name="P20"/>
      <text:p text:style-name="P17"><text:span text:style-name="T20">public</text:span> <text:span text:style-name="T20">class</text:span> TextFileWriter : IFileWriter</text:p>
      <text:p text:style-name="P17">{</text:p>
      <text:p text:style-name="P19">    <text:span text:style-name="T21">public</text:span><text:span text:style-name="T17"> </text:span><text:span text:style-name="T21">void</text:span><text:span text:style-name="T17"> Write(</text:span><text:span text:style-name="T21">string</text:span><text:span text:style-name="T17"> filePath, </text:span><text:span text:style-name="T21">string</text:span><text:span text:style-name="T17"> content)</text:span></text:p>
      <text:p text:style-name="P19">    <text:span text:style-name="T17">{</text:span></text:p>
      <text:p text:style-name="P19">        <text:span text:style-name="T17">File.WriteAllText(filePath, content);</text:span></text:p>
      <text:p text:style-name="P19"><text:soft-page-break/>    <text:span text:style-name="T17">}</text:span></text:p>
      <text:p text:style-name="P17">}</text:p>
      <text:p text:style-name="P17"><text:span text:style-name="T20">public</text:span> <text:span text:style-name="T20">class</text:span> EncryptedTextFileWriter : IFileWriter</text:p>
      <text:p text:style-name="P17">{</text:p>
      <text:p text:style-name="P19">    <text:span text:style-name="T21">public</text:span><text:span text:style-name="T17"> </text:span><text:span text:style-name="T21">void</text:span><text:span text:style-name="T17"> Write(</text:span><text:span text:style-name="T21">string</text:span><text:span text:style-name="T17"> filePath, </text:span><text:span text:style-name="T21">string</text:span><text:span text:style-name="T17"> content)</text:span></text:p>
      <text:p text:style-name="P19">    <text:span text:style-name="T17">{</text:span></text:p>
      <text:p text:style-name="P19">        <text:span text:style-name="T21">string</text:span><text:span text:style-name="T17"> encryptedContent = Encrypt(content, </text:span><text:span text:style-name="T22">"encryption key"</text:span><text:span text:style-name="T17">);</text:span></text:p>
      <text:p text:style-name="P19">        <text:span text:style-name="T17">File.WriteAllText(filePath, encryptedContent);</text:span></text:p>
      <text:p text:style-name="P19">    <text:span text:style-name="T17">}</text:span></text:p>
      <text:p text:style-name="P20"/>
      <text:p text:style-name="P19">    <text:span text:style-name="T21">private</text:span><text:span text:style-name="T17"> </text:span><text:span text:style-name="T21">string</text:span><text:span text:style-name="T17"> Encrypt(</text:span><text:span text:style-name="T21">string</text:span><text:span text:style-name="T17"> content, </text:span><text:span text:style-name="T21">string</text:span><text:span text:style-name="T17"> encryptionKey)</text:span></text:p>
      <text:p text:style-name="P19">    <text:span text:style-name="T17">{</text:span></text:p>
      <text:p text:style-name="P19">        <text:span text:style-name="T17">StringBuilder encryptedContent = </text:span><text:span text:style-name="T21">new</text:span><text:span text:style-name="T17"> StringBuilder(content.Length);</text:span></text:p>
      <text:p text:style-name="P20"/>
      <text:p text:style-name="P19">        <text:span text:style-name="T21">foreach</text:span><text:span text:style-name="T17"> (</text:span><text:span text:style-name="T21">char</text:span><text:span text:style-name="T17"> c </text:span><text:span text:style-name="T21">in</text:span><text:span text:style-name="T17"> content)</text:span></text:p>
      <text:p text:style-name="P19">        <text:span text:style-name="T17">{</text:span></text:p>
      <text:p text:style-name="P19">            <text:span text:style-name="T24">// Shift the character by 5</text:span></text:p>
      <text:p text:style-name="P19">            <text:span text:style-name="T21">char</text:span><text:span text:style-name="T17"> encryptedChar = (</text:span><text:span text:style-name="T21">char</text:span><text:span text:style-name="T17">)(c + </text:span><text:span text:style-name="T23">5</text:span><text:span text:style-name="T17">);</text:span></text:p>
      <text:p text:style-name="P20"/>
      <text:p text:style-name="P19">            <text:span text:style-name="T24">// Add the encrypted character to the result</text:span></text:p>
      <text:p text:style-name="P19">            <text:span text:style-name="T17">encryptedContent.Append(encryptedChar);</text:span></text:p>
      <text:p text:style-name="P19">        <text:span text:style-name="T17">}</text:span></text:p>
      <text:p text:style-name="P20"/>
      <text:p text:style-name="P19">        <text:span text:style-name="T21">return</text:span><text:span text:style-name="T17"> encryptedContent.ToString();</text:span></text:p>
      <text:p text:style-name="P19">    <text:span text:style-name="T17">}</text:span></text:p>
      <text:p text:style-name="P20"/>
      <text:p text:style-name="P17">}</text:p>
      <text:p text:style-name="P20"/>
      <text:p text:style-name="P17"><text:span text:style-name="T20">public</text:span> <text:span text:style-name="T20">class</text:span> FileProcessor</text:p>
      <text:p text:style-name="P17">{</text:p>
      <text:p text:style-name="P19">    <text:span text:style-name="T21">private</text:span><text:span text:style-name="T17"> </text:span><text:span text:style-name="T21">readonly</text:span><text:span text:style-name="T17"> IFileReader _fileReader;</text:span></text:p>
      <text:p text:style-name="P19">    <text:span text:style-name="T21">private</text:span><text:span text:style-name="T17"> </text:span><text:span text:style-name="T21">readonly</text:span><text:span text:style-name="T17"> IFileWriter _fileWriter;</text:span></text:p>
      <text:p text:style-name="P20"/>
      <text:p text:style-name="P19">    <text:span text:style-name="T21">public</text:span><text:span text:style-name="T17"> FileProcessor(IFileReader fileReader, IFileWriter fileWriter)</text:span></text:p>
      <text:p text:style-name="P19">    <text:span text:style-name="T17">{</text:span></text:p>
      <text:p text:style-name="P19">        <text:span text:style-name="T17">_fileReader = fileReader;</text:span></text:p>
      <text:p text:style-name="P19">        <text:span text:style-name="T17">_fileWriter = fileWriter;</text:span></text:p>
      <text:p text:style-name="P19">    <text:span text:style-name="T17">}</text:span></text:p>
      <text:p text:style-name="P20"/>
      <text:p text:style-name="P19">    <text:span text:style-name="T21">public</text:span><text:span text:style-name="T17"> </text:span><text:span text:style-name="T21">void</text:span><text:span text:style-name="T17"> ProcessFile(</text:span><text:span text:style-name="T21">string</text:span><text:span text:style-name="T17"> inputFile, </text:span><text:span text:style-name="T21">string</text:span><text:span text:style-name="T17"> outputFile)</text:span></text:p>
      <text:p text:style-name="P19">    <text:span text:style-name="T17">{</text:span></text:p>
      <text:p text:style-name="P19">        <text:span text:style-name="T21">string</text:span><text:span text:style-name="T17"> content = _fileReader.Read(inputFile);</text:span></text:p>
      <text:p text:style-name="P20"/>
      <text:p text:style-name="P19">        <text:span text:style-name="T24">// Do some processing on the content...</text:span></text:p>
      <text:p text:style-name="P20"/>
      <text:p text:style-name="P19">        <text:span text:style-name="T17">_fileWriter.Write(outputFile, content);</text:span></text:p>
      <text:p text:style-name="P19">    <text:span text:style-name="T17">}</text:span></text:p>
      <text:p text:style-name="P17">}</text:p>
      <text:p text:style-name="P20"/>
      <text:p text:style-name="P17"><text:span text:style-name="T20">public</text:span> <text:span text:style-name="T20">static</text:span> <text:span text:style-name="T20">class</text:span> Program</text:p>
      <text:p text:style-name="P17">{</text:p>
      <text:p text:style-name="P19">    <text:span text:style-name="T21">public</text:span><text:span text:style-name="T17"> </text:span><text:span text:style-name="T21">static</text:span><text:span text:style-name="T17"> </text:span><text:span text:style-name="T21">void</text:span><text:span text:style-name="T17"> Main()</text:span></text:p>
      <text:p text:style-name="P19">    <text:span text:style-name="T17">{</text:span></text:p>
      <text:p text:style-name="P19">        <text:span text:style-name="T21">string</text:span><text:span text:style-name="T17"> currentDirectory = Directory.GetCurrentDirectory();</text:span></text:p>
      <text:p text:style-name="P19">        <text:span text:style-name="T21">string</text:span><text:span text:style-name="T17"> inputFile = Path.Combine(currentDirectory, </text:span><text:span text:style-name="T22">"input1.txt"</text:span><text:span text:style-name="T17">);</text:span></text:p>
      <text:p text:style-name="P19">        <text:span text:style-name="T21">string</text:span><text:span text:style-name="T17"> outputFileEnc = Path.Combine(currentDirectory, </text:span><text:span text:style-name="T22">"output.enc.txt"</text:span><text:span text:style-name="T17">);</text:span></text:p>
      <text:p text:style-name="P19">        <text:span text:style-name="T21">string</text:span><text:span text:style-name="T17"> outputFil = Path.Combine(currentDirectory, </text:span><text:span text:style-name="T22">"output.txt"</text:span><text:span text:style-name="T17">);</text:span></text:p>
      <text:p text:style-name="P20"/>
      <text:p text:style-name="P19">        <text:span text:style-name="T17">IFileReader fileReader = </text:span><text:span text:style-name="T21">new</text:span><text:span text:style-name="T17"> TextFileReader();</text:span></text:p>
      <text:p text:style-name="P19">        <text:span text:style-name="T17">IFileWriter fileWriter = </text:span><text:span text:style-name="T21">new</text:span><text:span text:style-name="T17"> TextFileWriter();</text:span></text:p>
      <text:p text:style-name="P19">        <text:span text:style-name="T17">IFileReader encryptedFileReader = </text:span><text:span text:style-name="T21">new</text:span><text:span text:style-name="T17"> EncryptedTextFileReader();</text:span></text:p>
      <text:p text:style-name="P19">        <text:span text:style-name="T17">IFileWriter encryptedFileWriter = </text:span><text:span text:style-name="T21">new</text:span><text:span text:style-name="T17"> EncryptedTextFileWriter();</text:span></text:p>
      <text:p text:style-name="P20"/>
      <text:p text:style-name="P19"><text:soft-page-break/>        <text:span text:style-name="T17">FileProcessor fileProcessor = </text:span><text:span text:style-name="T21">new</text:span><text:span text:style-name="T17"> FileProcessor(fileReader, encryptedFileWriter);</text:span></text:p>
      <text:p text:style-name="P19">        <text:span text:style-name="T17">FileProcessor fileProcessor2 = </text:span><text:span text:style-name="T21">new</text:span><text:span text:style-name="T17"> FileProcessor(encryptedFileReader, fileWriter);</text:span></text:p>
      <text:p text:style-name="P20"/>
      <text:p text:style-name="P19">        <text:span text:style-name="T24">// Process a regular text file</text:span></text:p>
      <text:p text:style-name="P19">        <text:span text:style-name="T17">fileProcessor.ProcessFile(inputFile, outputFileEnc);</text:span></text:p>
      <text:p text:style-name="P20"/>
      <text:p text:style-name="P19">        <text:span text:style-name="T24">// Process an encrypted text file</text:span></text:p>
      <text:p text:style-name="P19">        <text:span text:style-name="T17">fileProcessor2.ProcessFile(outputFileEnc, outputFil);</text:span></text:p>
      <text:p text:style-name="P19">    <text:span text:style-name="T17">}</text:span></text:p>
      <text:p text:style-name="P17">}</text:p>
      <text:p text:style-name="P27"/>
      <text:p text:style-name="P23">4. Interface Segregation</text:p>
      <text:p text:style-name="P25">Principiul segregării interfețelor (ISP): clienții nu ar trebui să depindă de interfețe pe care nu le folosesc. Acest principiu promovează coeziunea și cuplarea redusă între interfețe, permițând clienților să utilizeze doar interfețele necesare și evitând dependențe inutile.</text:p>
      <text:p text:style-name="P17"><text:span text:style-name="T20">using</text:span> System.IO;</text:p>
      <text:p text:style-name="P17"><text:span text:style-name="T20">using</text:span> System.Security.Cryptography;</text:p>
      <text:p text:style-name="P17"><text:span text:style-name="T20">using</text:span> System.Text;</text:p>
      <text:p text:style-name="P20"/>
      <text:p text:style-name="P17"><text:span text:style-name="T20">public</text:span> <text:span text:style-name="T20">interface</text:span> IFileReader</text:p>
      <text:p text:style-name="P17">{</text:p>
      <text:p text:style-name="P19">    <text:span text:style-name="T21">string</text:span><text:span text:style-name="T17"> Read(</text:span><text:span text:style-name="T21">string</text:span><text:span text:style-name="T17"> filePath);</text:span></text:p>
      <text:p text:style-name="P17">}</text:p>
      <text:p text:style-name="P20"/>
      <text:p text:style-name="P17"><text:span text:style-name="T20">public</text:span> <text:span text:style-name="T20">class</text:span> TextFileReader : IFileReader</text:p>
      <text:p text:style-name="P17">{</text:p>
      <text:p text:style-name="P19">    <text:span text:style-name="T21">public</text:span><text:span text:style-name="T17"> </text:span><text:span text:style-name="T21">string</text:span><text:span text:style-name="T17"> Read(</text:span><text:span text:style-name="T21">string</text:span><text:span text:style-name="T17"> filePath)</text:span></text:p>
      <text:p text:style-name="P19">    <text:span text:style-name="T17">{</text:span></text:p>
      <text:p text:style-name="P19">        <text:span text:style-name="T21">return</text:span><text:span text:style-name="T17"> File.ReadAllText(filePath);</text:span></text:p>
      <text:p text:style-name="P19">    <text:span text:style-name="T17">}</text:span></text:p>
      <text:p text:style-name="P17">}</text:p>
      <text:p text:style-name="P17"><text:span text:style-name="T20">public</text:span> <text:span text:style-name="T20">class</text:span> EncryptedTextFileReader : IFileReader</text:p>
      <text:p text:style-name="P17">{</text:p>
      <text:p text:style-name="P19">    <text:span text:style-name="T21">public</text:span><text:span text:style-name="T17"> </text:span><text:span text:style-name="T21">string</text:span><text:span text:style-name="T17"> Read(</text:span><text:span text:style-name="T21">string</text:span><text:span text:style-name="T17"> filePath)</text:span></text:p>
      <text:p text:style-name="P19">    <text:span text:style-name="T17">{</text:span></text:p>
      <text:p text:style-name="P19">        <text:span text:style-name="T21">string</text:span><text:span text:style-name="T17"> encryptedContent = File.ReadAllText(filePath);</text:span></text:p>
      <text:p text:style-name="P19">        <text:span text:style-name="T21">string</text:span><text:span text:style-name="T17"> decryptedContent = Decrypt(encryptedContent, </text:span><text:span text:style-name="T22">"encryption key"</text:span><text:span text:style-name="T17">);</text:span></text:p>
      <text:p text:style-name="P19">        <text:span text:style-name="T21">return</text:span><text:span text:style-name="T17"> decryptedContent;</text:span></text:p>
      <text:p text:style-name="P19">    <text:span text:style-name="T17">}</text:span></text:p>
      <text:p text:style-name="P20"/>
      <text:p text:style-name="P19">    <text:span text:style-name="T21">private</text:span><text:span text:style-name="T17"> </text:span><text:span text:style-name="T21">string</text:span><text:span text:style-name="T17"> Decrypt(</text:span><text:span text:style-name="T21">string</text:span><text:span text:style-name="T17"> encryptedContent, </text:span><text:span text:style-name="T21">string</text:span><text:span text:style-name="T17"> encryptionKey)</text:span></text:p>
      <text:p text:style-name="P19">    <text:span text:style-name="T17">{</text:span></text:p>
      <text:p text:style-name="P19">        <text:span text:style-name="T17">StringBuilder sb = </text:span><text:span text:style-name="T21">new</text:span><text:span text:style-name="T17"> StringBuilder();</text:span></text:p>
      <text:p text:style-name="P19">        <text:span text:style-name="T21">foreach</text:span><text:span text:style-name="T17"> (</text:span><text:span text:style-name="T21">char</text:span><text:span text:style-name="T17"> c </text:span><text:span text:style-name="T21">in</text:span><text:span text:style-name="T17"> encryptedContent)</text:span></text:p>
      <text:p text:style-name="P19">        <text:span text:style-name="T17">{</text:span></text:p>
      <text:p text:style-name="P19">            <text:span text:style-name="T21">if</text:span><text:span text:style-name="T17"> (</text:span><text:span text:style-name="T21">char</text:span><text:span text:style-name="T17">.IsLetter(c))</text:span></text:p>
      <text:p text:style-name="P19">            <text:span text:style-name="T17">{</text:span></text:p>
      <text:p text:style-name="P19">                <text:span text:style-name="T21">char</text:span><text:span text:style-name="T17"> decryptedChar = (</text:span><text:span text:style-name="T21">char</text:span><text:span text:style-name="T17">)(c - </text:span><text:span text:style-name="T23">5</text:span><text:span text:style-name="T17">);</text:span></text:p>
      <text:p text:style-name="P19">                <text:span text:style-name="T21">if</text:span><text:span text:style-name="T17"> (</text:span><text:span text:style-name="T21">char</text:span><text:span text:style-name="T17">.IsLower(c) &amp;&amp; decryptedChar &lt; </text:span><text:span text:style-name="T22">'a'</text:span><text:span text:style-name="T17">)</text:span></text:p>
      <text:p text:style-name="P19">                <text:span text:style-name="T17">{</text:span></text:p>
      <text:p text:style-name="P19">                    <text:span text:style-name="T17">decryptedChar = (</text:span><text:span text:style-name="T21">char</text:span><text:span text:style-name="T17">)(decryptedChar + </text:span><text:span text:style-name="T23">26</text:span><text:span text:style-name="T17">);</text:span></text:p>
      <text:p text:style-name="P19">                <text:span text:style-name="T17">}</text:span></text:p>
      <text:p text:style-name="P19">                <text:span text:style-name="T21">else</text:span><text:span text:style-name="T17"> </text:span><text:span text:style-name="T21">if</text:span><text:span text:style-name="T17"> (</text:span><text:span text:style-name="T21">char</text:span><text:span text:style-name="T17">.IsUpper(c) &amp;&amp; decryptedChar &lt; </text:span><text:span text:style-name="T22">'A'</text:span><text:span text:style-name="T17">)</text:span></text:p>
      <text:p text:style-name="P19">                <text:span text:style-name="T17">{</text:span></text:p>
      <text:p text:style-name="P19">                    <text:span text:style-name="T17">decryptedChar = (</text:span><text:span text:style-name="T21">char</text:span><text:span text:style-name="T17">)(decryptedChar + </text:span><text:span text:style-name="T23">26</text:span><text:span text:style-name="T17">);</text:span></text:p>
      <text:p text:style-name="P19">                <text:span text:style-name="T17">}</text:span></text:p>
      <text:p text:style-name="P19">                <text:span text:style-name="T17">sb.Append(decryptedChar);</text:span></text:p>
      <text:p text:style-name="P19">            <text:span text:style-name="T17">}</text:span></text:p>
      <text:p text:style-name="P19"><text:soft-page-break/>            <text:span text:style-name="T21">else</text:span></text:p>
      <text:p text:style-name="P19">            <text:span text:style-name="T17">{</text:span></text:p>
      <text:p text:style-name="P19">                <text:span text:style-name="T17">sb.Append(c);</text:span></text:p>
      <text:p text:style-name="P19">            <text:span text:style-name="T17">}</text:span></text:p>
      <text:p text:style-name="P19">        <text:span text:style-name="T17">}</text:span></text:p>
      <text:p text:style-name="P19">        <text:span text:style-name="T21">return</text:span><text:span text:style-name="T17"> sb.ToString();</text:span></text:p>
      <text:p text:style-name="P19">    <text:span text:style-name="T17">}</text:span></text:p>
      <text:p text:style-name="P20"/>
      <text:p text:style-name="P17">}</text:p>
      <text:p text:style-name="P20"/>
      <text:p text:style-name="P17"><text:span text:style-name="T20">public</text:span> <text:span text:style-name="T20">interface</text:span> IFileWriter</text:p>
      <text:p text:style-name="P17">{</text:p>
      <text:p text:style-name="P19">    <text:span text:style-name="T21">void</text:span><text:span text:style-name="T17"> Write(</text:span><text:span text:style-name="T21">string</text:span><text:span text:style-name="T17"> filePath, </text:span><text:span text:style-name="T21">string</text:span><text:span text:style-name="T17"> content);</text:span></text:p>
      <text:p text:style-name="P17">}</text:p>
      <text:p text:style-name="P20"/>
      <text:p text:style-name="P17"><text:span text:style-name="T20">public</text:span> <text:span text:style-name="T20">class</text:span> TextFileWriter : IFileWriter</text:p>
      <text:p text:style-name="P17">{</text:p>
      <text:p text:style-name="P19">    <text:span text:style-name="T21">public</text:span><text:span text:style-name="T17"> </text:span><text:span text:style-name="T21">void</text:span><text:span text:style-name="T17"> Write(</text:span><text:span text:style-name="T21">string</text:span><text:span text:style-name="T17"> filePath, </text:span><text:span text:style-name="T21">string</text:span><text:span text:style-name="T17"> content)</text:span></text:p>
      <text:p text:style-name="P19">    <text:span text:style-name="T17">{</text:span></text:p>
      <text:p text:style-name="P19">        <text:span text:style-name="T17">File.WriteAllText(filePath, content);</text:span></text:p>
      <text:p text:style-name="P19">    <text:span text:style-name="T17">}</text:span></text:p>
      <text:p text:style-name="P17">}</text:p>
      <text:p text:style-name="P17"><text:span text:style-name="T20">public</text:span> <text:span text:style-name="T20">class</text:span> EncryptedTextFileWriter : IFileWriter</text:p>
      <text:p text:style-name="P17">{</text:p>
      <text:p text:style-name="P19">    <text:span text:style-name="T21">public</text:span><text:span text:style-name="T17"> </text:span><text:span text:style-name="T21">void</text:span><text:span text:style-name="T17"> Write(</text:span><text:span text:style-name="T21">string</text:span><text:span text:style-name="T17"> filePath, </text:span><text:span text:style-name="T21">string</text:span><text:span text:style-name="T17"> content)</text:span></text:p>
      <text:p text:style-name="P19">    <text:span text:style-name="T17">{</text:span></text:p>
      <text:p text:style-name="P19">        <text:span text:style-name="T21">string</text:span><text:span text:style-name="T17"> encryptedContent = Encrypt(content, </text:span><text:span text:style-name="T22">"encryption key"</text:span><text:span text:style-name="T17">);</text:span></text:p>
      <text:p text:style-name="P19">        <text:span text:style-name="T17">File.WriteAllText(filePath, encryptedContent);</text:span></text:p>
      <text:p text:style-name="P19">    <text:span text:style-name="T17">}</text:span></text:p>
      <text:p text:style-name="P20"/>
      <text:p text:style-name="P19">    <text:span text:style-name="T21">private</text:span><text:span text:style-name="T17"> </text:span><text:span text:style-name="T21">string</text:span><text:span text:style-name="T17"> Encrypt(</text:span><text:span text:style-name="T21">string</text:span><text:span text:style-name="T17"> content, </text:span><text:span text:style-name="T21">string</text:span><text:span text:style-name="T17"> encryptionKey)</text:span></text:p>
      <text:p text:style-name="P19">    <text:span text:style-name="T17">{</text:span></text:p>
      <text:p text:style-name="P19">        <text:span text:style-name="T17">StringBuilder encryptedContent = </text:span><text:span text:style-name="T21">new</text:span><text:span text:style-name="T17"> StringBuilder(content.Length);</text:span></text:p>
      <text:p text:style-name="P20"/>
      <text:p text:style-name="P19">        <text:span text:style-name="T21">foreach</text:span><text:span text:style-name="T17"> (</text:span><text:span text:style-name="T21">char</text:span><text:span text:style-name="T17"> c </text:span><text:span text:style-name="T21">in</text:span><text:span text:style-name="T17"> content)</text:span></text:p>
      <text:p text:style-name="P19">        <text:span text:style-name="T17">{</text:span></text:p>
      <text:p text:style-name="P19">            <text:span text:style-name="T24">// Shift the character by 5</text:span></text:p>
      <text:p text:style-name="P19">            <text:span text:style-name="T21">char</text:span><text:span text:style-name="T17"> encryptedChar = (</text:span><text:span text:style-name="T21">char</text:span><text:span text:style-name="T17">)(c + </text:span><text:span text:style-name="T23">5</text:span><text:span text:style-name="T17">);</text:span></text:p>
      <text:p text:style-name="P20"/>
      <text:p text:style-name="P19">            <text:span text:style-name="T24">// Add the encrypted character to the result</text:span></text:p>
      <text:p text:style-name="P19">            <text:span text:style-name="T17">encryptedContent.Append(encryptedChar);</text:span></text:p>
      <text:p text:style-name="P19">        <text:span text:style-name="T17">}</text:span></text:p>
      <text:p text:style-name="P20"/>
      <text:p text:style-name="P19">        <text:span text:style-name="T21">return</text:span><text:span text:style-name="T17"> encryptedContent.ToString();</text:span></text:p>
      <text:p text:style-name="P19">    <text:span text:style-name="T17">}</text:span></text:p>
      <text:p text:style-name="P20"/>
      <text:p text:style-name="P17">}</text:p>
      <text:p text:style-name="P20"/>
      <text:p text:style-name="P17"><text:span text:style-name="T20">public</text:span> <text:span text:style-name="T20">class</text:span> FileProcessor</text:p>
      <text:p text:style-name="P17">{</text:p>
      <text:p text:style-name="P19">    <text:span text:style-name="T21">private</text:span><text:span text:style-name="T17"> </text:span><text:span text:style-name="T21">readonly</text:span><text:span text:style-name="T17"> IFileReader _fileReader;</text:span></text:p>
      <text:p text:style-name="P19">    <text:span text:style-name="T21">private</text:span><text:span text:style-name="T17"> </text:span><text:span text:style-name="T21">readonly</text:span><text:span text:style-name="T17"> IFileWriter _fileWriter;</text:span></text:p>
      <text:p text:style-name="P20"/>
      <text:p text:style-name="P19">    <text:span text:style-name="T21">public</text:span><text:span text:style-name="T17"> FileProcessor(IFileReader fileReader, IFileWriter fileWriter)</text:span></text:p>
      <text:p text:style-name="P19">    <text:span text:style-name="T17">{</text:span></text:p>
      <text:p text:style-name="P19">        <text:span text:style-name="T17">_fileReader = fileReader;</text:span></text:p>
      <text:p text:style-name="P19">        <text:span text:style-name="T17">_fileWriter = fileWriter;</text:span></text:p>
      <text:p text:style-name="P19">    <text:span text:style-name="T17">}</text:span></text:p>
      <text:p text:style-name="P20"/>
      <text:p text:style-name="P19">    <text:span text:style-name="T21">public</text:span><text:span text:style-name="T17"> </text:span><text:span text:style-name="T21">void</text:span><text:span text:style-name="T17"> ProcessFile(</text:span><text:span text:style-name="T21">string</text:span><text:span text:style-name="T17"> inputFile, </text:span><text:span text:style-name="T21">string</text:span><text:span text:style-name="T17"> outputFile)</text:span></text:p>
      <text:p text:style-name="P19">    <text:span text:style-name="T17">{</text:span></text:p>
      <text:p text:style-name="P19">        <text:span text:style-name="T21">string</text:span><text:span text:style-name="T17"> content = _fileReader.Read(inputFile);</text:span></text:p>
      <text:p text:style-name="P20"/>
      <text:p text:style-name="P19"><text:soft-page-break/>        <text:span text:style-name="T24">// Do some processing on the content...</text:span></text:p>
      <text:p text:style-name="P20"/>
      <text:p text:style-name="P19">        <text:span text:style-name="T17">_fileWriter.Write(outputFile, content);</text:span></text:p>
      <text:p text:style-name="P19">    <text:span text:style-name="T17">}</text:span></text:p>
      <text:p text:style-name="P17">}</text:p>
      <text:p text:style-name="P20"/>
      <text:p text:style-name="P17"><text:span text:style-name="T20">public</text:span> <text:span text:style-name="T20">static</text:span> <text:span text:style-name="T20">class</text:span> Program</text:p>
      <text:p text:style-name="P17">{</text:p>
      <text:p text:style-name="P19">    <text:span text:style-name="T21">public</text:span><text:span text:style-name="T17"> </text:span><text:span text:style-name="T21">static</text:span><text:span text:style-name="T17"> </text:span><text:span text:style-name="T21">void</text:span><text:span text:style-name="T17"> Main()</text:span></text:p>
      <text:p text:style-name="P19">    <text:span text:style-name="T17">{</text:span></text:p>
      <text:p text:style-name="P19">        <text:span text:style-name="T21">string</text:span><text:span text:style-name="T17"> currentDirectory = Directory.GetCurrentDirectory();</text:span></text:p>
      <text:p text:style-name="P19">        <text:span text:style-name="T21">string</text:span><text:span text:style-name="T17"> inputFile = Path.Combine(currentDirectory, </text:span><text:span text:style-name="T22">"input1.txt"</text:span><text:span text:style-name="T17">);</text:span></text:p>
      <text:p text:style-name="P19">        <text:span text:style-name="T21">string</text:span><text:span text:style-name="T17"> outputFileEnc = Path.Combine(currentDirectory, </text:span><text:span text:style-name="T22">"output.enc.txt"</text:span><text:span text:style-name="T17">);</text:span></text:p>
      <text:p text:style-name="P19">        <text:span text:style-name="T21">string</text:span><text:span text:style-name="T17"> outputFil = Path.Combine(currentDirectory, </text:span><text:span text:style-name="T22">"output.txt"</text:span><text:span text:style-name="T17">);</text:span></text:p>
      <text:p text:style-name="P20"/>
      <text:p text:style-name="P19">        <text:span text:style-name="T17">IFileReader fileReader = </text:span><text:span text:style-name="T21">new</text:span><text:span text:style-name="T17"> TextFileReader();</text:span></text:p>
      <text:p text:style-name="P19">        <text:span text:style-name="T17">IFileWriter fileWriter = </text:span><text:span text:style-name="T21">new</text:span><text:span text:style-name="T17"> TextFileWriter();</text:span></text:p>
      <text:p text:style-name="P19">        <text:span text:style-name="T17">IFileReader encryptedFileReader = </text:span><text:span text:style-name="T21">new</text:span><text:span text:style-name="T17"> EncryptedTextFileReader();</text:span></text:p>
      <text:p text:style-name="P19">        <text:span text:style-name="T17">IFileWriter encryptedFileWriter = </text:span><text:span text:style-name="T21">new</text:span><text:span text:style-name="T17"> EncryptedTextFileWriter();</text:span></text:p>
      <text:p text:style-name="P20"/>
      <text:p text:style-name="P19">        <text:span text:style-name="T17">FileProcessor fileProcessor = </text:span><text:span text:style-name="T21">new</text:span><text:span text:style-name="T17"> FileProcessor(fileReader, encryptedFileWriter);</text:span></text:p>
      <text:p text:style-name="P19">        <text:span text:style-name="T17">FileProcessor fileProcessor2 = </text:span><text:span text:style-name="T21">new</text:span><text:span text:style-name="T17"> FileProcessor(encryptedFileReader, fileWriter);</text:span></text:p>
      <text:p text:style-name="P20"/>
      <text:p text:style-name="P19">        <text:span text:style-name="T24">// Process a regular text file</text:span></text:p>
      <text:p text:style-name="P19">        <text:span text:style-name="T17">fileProcessor.ProcessFile(inputFile, outputFileEnc);</text:span></text:p>
      <text:p text:style-name="P20"/>
      <text:p text:style-name="P19">        <text:span text:style-name="T24">// Process an encrypted text file</text:span></text:p>
      <text:p text:style-name="P19">        <text:span text:style-name="T17">fileProcessor2.ProcessFile(outputFileEnc, outputFil);</text:span></text:p>
      <text:p text:style-name="P19">    <text:span text:style-name="T17">}</text:span></text:p>
      <text:p text:style-name="P17">}</text:p>
      <text:p text:style-name="P27"/>
      <text:p text:style-name="P23">5. Dependency Inversion</text:p>
      <text:p text:style-name="P25">Principiul inversării dependenței (DIP): modulele de nivel superior nu ar trebui să depindă de modulele de nivel inferior. În schimb, ambele nivele ar trebui să depindă de abstracțiuni. Acest principiu promovează modularitatea și reutilizabilitatea, permițând modificări ale implementării fără a afecta codul consumatorilor.</text:p>
      <text:p text:style-name="P16"><text:span text:style-name="T20">using</text:span> System;</text:p>
      <text:p text:style-name="P17"><text:span text:style-name="T20">using</text:span> System.Collections.Generic;</text:p>
      <text:p text:style-name="P17"><text:span text:style-name="T20">using</text:span> System.IO;</text:p>
      <text:p text:style-name="P20"/>
      <text:p text:style-name="P17"><text:span text:style-name="T20">public</text:span> <text:span text:style-name="T20">interface</text:span> ICSVFileReader</text:p>
      <text:p text:style-name="P17">{</text:p>
      <text:p text:style-name="P19">    <text:span text:style-name="T17">List&lt;List&lt;</text:span><text:span text:style-name="T21">string</text:span><text:span text:style-name="T17">&gt;&gt; ReadCSVFile(</text:span><text:span text:style-name="T21">string</text:span><text:span text:style-name="T17"> filePath);</text:span></text:p>
      <text:p text:style-name="P17">}</text:p>
      <text:p text:style-name="P20"/>
      <text:p text:style-name="P17"><text:span text:style-name="T20">public</text:span> <text:span text:style-name="T20">class</text:span> CSVFileReader : ICSVFileReader</text:p>
      <text:p text:style-name="P17">{</text:p>
      <text:p text:style-name="P19">    <text:span text:style-name="T21">public</text:span><text:span text:style-name="T17"> List&lt;List&lt;</text:span><text:span text:style-name="T21">string</text:span><text:span text:style-name="T17">&gt;&gt; ReadCSVFile(</text:span><text:span text:style-name="T21">string</text:span><text:span text:style-name="T17"> filePath)</text:span></text:p>
      <text:p text:style-name="P19">    <text:span text:style-name="T17">{</text:span></text:p>
      <text:p text:style-name="P19">        <text:span text:style-name="T21">if</text:span><text:span text:style-name="T17"> (!File.Exists(filePath))</text:span></text:p>
      <text:p text:style-name="P19">        <text:span text:style-name="T17">{</text:span></text:p>
      <text:p text:style-name="P19">            <text:span text:style-name="T21">throw</text:span><text:span text:style-name="T17"> </text:span><text:span text:style-name="T21">new</text:span><text:span text:style-name="T17"> FileNotFoundException(</text:span><text:span text:style-name="T22">"CSV file not found"</text:span><text:span text:style-name="T17">, filePath);</text:span></text:p>
      <text:p text:style-name="P19">        <text:span text:style-name="T17">}</text:span></text:p>
      <text:p text:style-name="P20"/>
      <text:p text:style-name="P19">        <text:span text:style-name="T17">List&lt;List&lt;</text:span><text:span text:style-name="T21">string</text:span><text:span text:style-name="T17">&gt;&gt; csvData = </text:span><text:span text:style-name="T21">new</text:span><text:span text:style-name="T17"> List&lt;List&lt;</text:span><text:span text:style-name="T21">string</text:span><text:span text:style-name="T17">&gt;&gt;();</text:span></text:p>
      <text:p text:style-name="P19">        <text:span text:style-name="T21">using</text:span><text:span text:style-name="T17"> (</text:span><text:span text:style-name="T21">var</text:span><text:span text:style-name="T17"> reader = </text:span><text:span text:style-name="T21">new</text:span><text:span text:style-name="T17"> StreamReader(filePath))</text:span></text:p>
      <text:p text:style-name="P19">        <text:span text:style-name="T17">{</text:span></text:p>
      <text:p text:style-name="P19"><text:soft-page-break/>            <text:span text:style-name="T21">while</text:span><text:span text:style-name="T17"> (!reader.EndOfStream)</text:span></text:p>
      <text:p text:style-name="P19">            <text:span text:style-name="T17">{</text:span></text:p>
      <text:p text:style-name="P19">                <text:span text:style-name="T21">var</text:span><text:span text:style-name="T17"> line = reader.ReadLine();</text:span></text:p>
      <text:p text:style-name="P19">                <text:span text:style-name="T21">var</text:span><text:span text:style-name="T17"> values = line.Split(</text:span><text:span text:style-name="T22">','</text:span><text:span text:style-name="T17">);</text:span></text:p>
      <text:p text:style-name="P19">                <text:span text:style-name="T17">csvData.Add(</text:span><text:span text:style-name="T21">new</text:span><text:span text:style-name="T17"> List&lt;</text:span><text:span text:style-name="T21">string</text:span><text:span text:style-name="T17">&gt;(values));</text:span></text:p>
      <text:p text:style-name="P19">            <text:span text:style-name="T17">}</text:span></text:p>
      <text:p text:style-name="P19">        <text:span text:style-name="T17">}</text:span></text:p>
      <text:p text:style-name="P19">        <text:span text:style-name="T21">return</text:span><text:span text:style-name="T17"> csvData;</text:span></text:p>
      <text:p text:style-name="P19">    <text:span text:style-name="T17">}</text:span></text:p>
      <text:p text:style-name="P17">}</text:p>
      <text:p text:style-name="P20"/>
      <text:p text:style-name="P17"><text:span text:style-name="T20">public</text:span> <text:span text:style-name="T20">class</text:span> CSVTable</text:p>
      <text:p text:style-name="P17">{</text:p>
      <text:p text:style-name="P19">    <text:span text:style-name="T21">private</text:span><text:span text:style-name="T17"> </text:span><text:span text:style-name="T21">readonly</text:span><text:span text:style-name="T17"> List&lt;List&lt;</text:span><text:span text:style-name="T21">string</text:span><text:span text:style-name="T17">&gt;&gt; _csvTableData;</text:span></text:p>
      <text:p text:style-name="P20"/>
      <text:p text:style-name="P19">    <text:span text:style-name="T21">public</text:span><text:span text:style-name="T17"> CSVTable(List&lt;List&lt;</text:span><text:span text:style-name="T21">string</text:span><text:span text:style-name="T17">&gt;&gt; csvTableData)</text:span></text:p>
      <text:p text:style-name="P19">    <text:span text:style-name="T17">{</text:span></text:p>
      <text:p text:style-name="P19">        <text:span text:style-name="T17">_csvTableData = csvTableData;</text:span></text:p>
      <text:p text:style-name="P19">    <text:span text:style-name="T17">}</text:span></text:p>
      <text:p text:style-name="P20"/>
      <text:p text:style-name="P19">    <text:span text:style-name="T21">public</text:span><text:span text:style-name="T17"> </text:span><text:span text:style-name="T21">void</text:span><text:span text:style-name="T17"> Print()</text:span></text:p>
      <text:p text:style-name="P19">    <text:span text:style-name="T17">{</text:span></text:p>
      <text:p text:style-name="P19">        <text:span text:style-name="T21">foreach</text:span><text:span text:style-name="T17"> (</text:span><text:span text:style-name="T21">var</text:span><text:span text:style-name="T17"> row </text:span><text:span text:style-name="T21">in</text:span><text:span text:style-name="T17"> _csvTableData)</text:span></text:p>
      <text:p text:style-name="P19">        <text:span text:style-name="T17">{</text:span></text:p>
      <text:p text:style-name="P19">            <text:span text:style-name="T21">foreach</text:span><text:span text:style-name="T17"> (</text:span><text:span text:style-name="T21">var</text:span><text:span text:style-name="T17"> col </text:span><text:span text:style-name="T21">in</text:span><text:span text:style-name="T17"> row)</text:span></text:p>
      <text:p text:style-name="P19">            <text:span text:style-name="T17">{</text:span></text:p>
      <text:p text:style-name="P19">                <text:span text:style-name="T17">Console.Write(col + </text:span><text:span text:style-name="T22">" "</text:span><text:span text:style-name="T17">);</text:span></text:p>
      <text:p text:style-name="P19">            <text:span text:style-name="T17">}</text:span></text:p>
      <text:p text:style-name="P19">            <text:span text:style-name="T17">Console.WriteLine();</text:span></text:p>
      <text:p text:style-name="P19">        <text:span text:style-name="T17">}</text:span></text:p>
      <text:p text:style-name="P19">    <text:span text:style-name="T17">}</text:span></text:p>
      <text:p text:style-name="P17">}</text:p>
      <text:p text:style-name="P20"/>
      <text:p text:style-name="P17"><text:span text:style-name="T20">public</text:span> <text:span text:style-name="T20">class</text:span> CSVFilePrinter</text:p>
      <text:p text:style-name="P17">{</text:p>
      <text:p text:style-name="P19">    <text:span text:style-name="T21">private</text:span><text:span text:style-name="T17"> </text:span><text:span text:style-name="T21">readonly</text:span><text:span text:style-name="T17"> ICSVFileReader _csvFileReader;</text:span></text:p>
      <text:p text:style-name="P20"/>
      <text:p text:style-name="P19">    <text:span text:style-name="T21">public</text:span><text:span text:style-name="T17"> CSVFilePrinter(ICSVFileReader csvFileReader)</text:span></text:p>
      <text:p text:style-name="P19">    <text:span text:style-name="T17">{</text:span></text:p>
      <text:p text:style-name="P19">        <text:span text:style-name="T17">_csvFileReader = csvFileReader;</text:span></text:p>
      <text:p text:style-name="P19">    <text:span text:style-name="T17">}</text:span></text:p>
      <text:p text:style-name="P20"/>
      <text:p text:style-name="P19">    <text:span text:style-name="T21">public</text:span><text:span text:style-name="T17"> </text:span><text:span text:style-name="T21">void</text:span><text:span text:style-name="T17"> PrintCSVFile(</text:span><text:span text:style-name="T21">string</text:span><text:span text:style-name="T17"> filePath)</text:span></text:p>
      <text:p text:style-name="P19">    <text:span text:style-name="T17">{</text:span></text:p>
      <text:p text:style-name="P19">        <text:span text:style-name="T21">var</text:span><text:span text:style-name="T17"> csvData = </text:span><text:span text:style-name="T21">new</text:span><text:span text:style-name="T17"> CSVTable(_csvFileReader.ReadCSVFile(filePath));</text:span></text:p>
      <text:p text:style-name="P19">        <text:span text:style-name="T17">csvData.Print();</text:span></text:p>
      <text:p text:style-name="P19">    <text:span text:style-name="T17">}</text:span></text:p>
      <text:p text:style-name="P17">}</text:p>
      <text:p text:style-name="P20"/>
      <text:p text:style-name="P17"><text:span text:style-name="T20">public</text:span> <text:span text:style-name="T20">class</text:span> Program</text:p>
      <text:p text:style-name="P17">{</text:p>
      <text:p text:style-name="P19">    <text:span text:style-name="T21">public</text:span><text:span text:style-name="T17"> </text:span><text:span text:style-name="T21">static</text:span><text:span text:style-name="T17"> </text:span><text:span text:style-name="T21">void</text:span><text:span text:style-name="T17"> Main(</text:span><text:span text:style-name="T21">string</text:span><text:span text:style-name="T17">[] args)</text:span></text:p>
      <text:p text:style-name="P19">    <text:span text:style-name="T17">{</text:span></text:p>
      <text:p text:style-name="P19">        <text:span text:style-name="T21">string</text:span><text:span text:style-name="T17"> currentDirectory = Directory.GetCurrentDirectory();</text:span></text:p>
      <text:p text:style-name="P19">        <text:span text:style-name="T21">string</text:span><text:span text:style-name="T17"> filePath = Path.Combine(currentDirectory, </text:span><text:span text:style-name="T22">"data.csv"</text:span><text:span text:style-name="T17">);</text:span></text:p>
      <text:p text:style-name="P20"/>
      <text:p text:style-name="P19">        <text:span text:style-name="T21">try</text:span></text:p>
      <text:p text:style-name="P19">        <text:span text:style-name="T17">{</text:span></text:p>
      <text:p text:style-name="P19">            <text:span text:style-name="T17">ICSVFileReader csvFileReader = </text:span><text:span text:style-name="T21">new</text:span><text:span text:style-name="T17"> CSVFileReader();</text:span></text:p>
      <text:p text:style-name="P19">            <text:span text:style-name="T17">CSVFilePrinter csvFilePrinter = </text:span><text:span text:style-name="T21">new</text:span><text:span text:style-name="T17"> CSVFilePrinter(csvFileReader);</text:span></text:p>
      <text:p text:style-name="P19">            <text:span text:style-name="T17">csvFilePrinter.PrintCSVFile(filePath);</text:span></text:p>
      <text:p text:style-name="P19">        <text:span text:style-name="T17">}</text:span></text:p>
      <text:p text:style-name="P19">        <text:span text:style-name="T21">catch</text:span><text:span text:style-name="T17"> (Exception ex)</text:span></text:p>
      <text:p text:style-name="P19"><text:soft-page-break/>        <text:span text:style-name="T17">{</text:span></text:p>
      <text:p text:style-name="P19">            <text:span text:style-name="T17">Console.WriteLine(</text:span><text:span text:style-name="T22">"Error: "</text:span><text:span text:style-name="T17"> + ex.Message);</text:span></text:p>
      <text:p text:style-name="P19">        <text:span text:style-name="T17">}</text:span></text:p>
      <text:p text:style-name="P19">    <text:span text:style-name="T17">}</text:span></text:p>
      <text:p text:style-name="P17">}</text:p>
      <text:p text:style-name="P17"/>
      <text:p text:style-name="P21"/>
      <text:p text:style-name="P28">Concluzie: </text:p>
      <text:p text:style-name="P30"><text:tab/><text:span text:style-name="T18">În cadrul aceste lucrări de laborator am studiat </text:span><text:span text:style-name="T19">principiile solid și am creat 5 aplicații, câte una pentru fiecare principiu. Aplicațiile respective nu au dependențe și pot fi rulate cu dotnet run direct din terminal. Principiile solid sunt următoarele: Single Responsibility, Open Closed, Liskov Substitution, Interface Segregation, Dependecny Invertion.</text:span></text:p>
      <text:p text:style-name="P30"><text:span text:style-name="T19"><text:tab/>Single Responsibility este prnicipiul care spune că fiecare clasă ar trebui să facă un singur lucru și să aibă un singur motiv pentru a se modifica. Pentru acest program am relizat două clase care fieare au responsabilitate fie de a citi fie de a scrie un fișiser. Totodată acest program ar respecta și principiul ISP.</text:span></text:p>
      <text:p text:style-name="P30"><text:span text:style-name="T19"><text:tab/>Open Closed este principiul care ne spune că calsele ar trebui să fie deschise pentru extindere dar închise pentru modificări. În codul meu acest lucru poate fi observat prin faptul că am o clasă text reader și o clasă de csv reader care extinde text reader în loc de a implementa funcția dată în clasa de bază.</text:span></text:p>
      <text:p text:style-name="P10"><text:tab/><text:span text:style-name="T28">Liskov Substitution este principiul care spune că obiectele unei clase derivate trebuie să poată fi subsittiuite cu obiectele clasei de bază. În programul meu a fost utilizat pentru a putea citi/scrie fișiere simple sau encriptate.</text:span></text:p>
      <text:p text:style-name="P10"><text:tab/><text:span text:style-name="T29">Interface segregation este principiul care spune că interfețele mari trebuie să fie separate în interfețe mai mici iar ca să nu fie nevoie ca clasele să implementeze metode de care nu au nevoie. Practic toate programele facăute de mine pentru acest laborator au respectat acest principiu, însă am mai făcut și un program aprte care îl respectă. Programul dat separă interfața de citire și scriere a fișierului.</text:span></text:p>
      <text:p text:style-name="P10"><text:tab/><text:span text:style-name="T29">Dependency Inversion </text:span><text:span text:style-name="T30">este principiul care spune că clasele nu trebuie să depindă între ele dar ar trebui să depindă de abstracții. Majoritatea programelor scrise pentru lab respectă acest principu, însă am scris și un program separat care abstractizează citirea unui fișiser, iar clasa de afișare la ecran a fișierului dat utilizează abstractizarea pentru citi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system" style:font-pitch="variable"/>
    <style:font-face style:name="New courier" svg:font-family="'New courier'"/>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50%" fo:text-align="justify" style:justify-single-word="false" fo:orphans="2" fo:widows="2" fo:hyphenation-ladder-count="no-limit" style:punctuation-wrap="hanging" style:writing-mode="lr-tb">
        <style:tab-stops>
          <style:tab-stop style:position="4in"/>
        </style:tab-stops>
      </style:paragraph-properties>
      <style:text-properties style:use-window-font-color="true" loext:opacity="0%" style:font-name="Times New Roman1" fo:font-family="'Times New Roman'" style:font-family-generic="roman" style:font-pitch="variable" fo:font-size="12pt" fo:language="ro" fo:country="RO" officeooo:rsid="0094d72d" style:letter-kerning="true" style:font-name-asian="Tahoma" style:font-family-asian="Tahoma"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Times New Roman" fo:font-family="'Times New Roman'" style:font-family-generic="roman" fo:font-size="14pt" style:font-name-asian="Source Han Sans SC" style:font-family-asian="'Source Han Sans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1" style:font-family-complex="'Noto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h" style:country-asian="CN" style:font-name-complex="Noto Sans1" style:font-family-complex="'Noto Sans'" style:font-family-generic-complex="system" style:font-pitch-complex="variable" style:language-complex="zh" style:country-complex="CN"/>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fo:font-size="14pt" fo:font-weight="bold" style:font-name-asian="Tahoma" style:font-family-asian="Tahoma"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caption" style:family="paragraph" style:parent-style-name="Standard" style:nex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ystem" style:font-pitch-complex="variable" style:font-size-complex="12pt" style:font-style-complex="italic"/>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code" style:family="paragraph" style:parent-style-name="Standard">
      <style:paragraph-properties style:line-height-at-least="0.198in"/>
      <style:text-properties style:font-name="New courier" fo:font-family="'New courier'" fo:font-size="9pt" style:font-size-asian="9pt" style:font-size-complex="9pt"/>
    </style:style>
    <style:style style:name="paragraph" style:family="paragraph" style:parent-style-name="Standard">
      <style:paragraph-properties fo:line-height="150%" fo:text-align="justify" style:justify-single-word="false" style:writing-mode="lr-tb">
        <style:tab-stops>
          <style:tab-stop style:position="4in"/>
        </style:tab-stops>
      </style:paragraph-properties>
      <style:text-properties style:font-name="Times new roman" fo:font-family="'Times new roman'" style:font-family-generic="roman" fo:font-size="12pt" style:font-size-asian="12pt"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h" style:country-asian="CN" style:language-complex="zh" style:country-complex="CN"/>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3937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07T05:17:00</meta:creation-date>
    <meta:initial-creator>catalin</meta:initial-creator>
    <dc:date>2023-05-10T11:15:14.874000000</dc:date>
    <meta:editing-cycles>106</meta:editing-cycles>
    <meta:editing-duration>P1DT32M46S</meta:editing-duration>
    <meta:generator>LibreOffice/7.4.4.2$Windows_X86_64 LibreOffice_project/85569322deea74ec9134968a29af2df5663baa21</meta:generator>
    <meta:document-statistic meta:table-count="1" meta:image-count="0" meta:object-count="0" meta:page-count="12" meta:paragraph-count="479" meta:word-count="1780" meta:character-count="17383" meta:non-whitespace-character-count="12952"/>
    <meta:user-defined meta:name="KSOProductBuildVer">1033-11.1.0.10702</meta:user-defined>
  </office:meta>
</office:document-meta>
</file>